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4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4" manifest:full-path="Object 28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4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4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7.1403in" table:align="margins"/>
    </style:style>
    <style:style style:name="f_5f_110.A" style:display-name="f_110.A" style:family="table-column">
      <style:table-column-properties style:column-width="7.1403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7.1403in" table:align="margins"/>
    </style:style>
    <style:style style:name="f_5f_130.A" style:display-name="f_130.A" style:family="table-column">
      <style:table-column-properties style:column-width="7.1403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7.1403in" table:align="margins"/>
    </style:style>
    <style:style style:name="f_5f_alpha.A" style:display-name="f_alpha.A" style:family="table-column">
      <style:table-column-properties style:column-width="7.1403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7.1403in" table:align="margins"/>
    </style:style>
    <style:style style:name="f_5f_beta.A" style:display-name="f_beta.A" style:family="table-column">
      <style:table-column-properties style:column-width="7.1403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f_5f_bz" style:display-name="f_bz" style:family="table">
      <style:table-properties style:width="7.1403in" table:align="margins"/>
    </style:style>
    <style:style style:name="f_5f_bz.A" style:display-name="f_bz.A" style:family="table-column">
      <style:table-column-properties style:column-width="7.1403in" style:rel-column-width="65535*"/>
    </style:style>
    <style:style style:name="f_5f_bz.A1" style:display-name="f_bz.A1" style:family="table-cell">
      <style:table-cell-properties fo:padding="0.0201in" fo:border="none"/>
    </style:style>
    <style:style style:name="f_5f_mar" style:display-name="f_mar" style:family="table">
      <style:table-properties style:width="7.1403in" table:align="margins"/>
    </style:style>
    <style:style style:name="f_5f_mar.A" style:display-name="f_mar.A" style:family="table-column">
      <style:table-column-properties style:column-width="7.1403in" style:rel-column-width="65535*"/>
    </style:style>
    <style:style style:name="f_5f_mar.A1" style:display-name="f_mar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_31_125" style:display-name="1125" style:family="table">
      <style:table-properties style:width="7.1403in" table:align="margins" style:may-break-between-rows="false"/>
    </style:style>
    <style:style style:name="_31_125.A" style:display-name="1125.A" style:family="table-column">
      <style:table-column-properties style:column-width="1.1431in" style:rel-column-width="10490*"/>
    </style:style>
    <style:style style:name="_31_125.B" style:display-name="1125.B" style:family="table-column">
      <style:table-column-properties style:column-width="0.6667in" style:rel-column-width="6116*"/>
    </style:style>
    <style:style style:name="_31_125.J" style:display-name="1125.J" style:family="table-column">
      <style:table-column-properties style:column-width="0.6667in" style:rel-column-width="6117*"/>
    </style:style>
    <style:style style:name="_31_125.A1" style:display-name="1125.A1" style:family="table-cell">
      <style:table-cell-properties style:vertical-align="middle" fo:padding="0.0097in" fo:border="none"/>
    </style:style>
    <style:style style:name="_31_125.A2" style:display-name="1125.A2" style:family="table-cell">
      <style:table-cell-properties style:vertical-align="middle" fo:padding="0.0097in" fo:border-left="0.0139in solid #000000" fo:border-right="none" fo:border-top="0.0139in solid #000000" fo:border-bottom="0.0007in solid #000000"/>
    </style:style>
    <style:style style:name="_31_125.B2" style:display-name="1125.B2" style:family="table-cell">
      <style:table-cell-properties style:vertical-align="middle" fo:padding="0.0097in" fo:border-left="0.0007in solid #000000" fo:border-right="none" fo:border-top="0.0139in solid #000000" fo:border-bottom="0.0007in solid #000000"/>
    </style:style>
    <style:style style:name="_31_125.J2" style:display-name="1125.J2" style:family="table-cell">
      <style:table-cell-properties style:vertical-align="middle" fo:padding="0.0097in" fo:border-left="0.0007in solid #000000" fo:border-right="0.0139in solid #000000" fo:border-top="0.0139in solid #000000" fo:border-bottom="0.0007in solid #000000"/>
    </style:style>
    <style:style style:name="_31_125.A3" style:display-name="1125.A3" style:family="table-cell">
      <style:table-cell-properties style:vertical-align="middle" fo:padding="0.0097in" fo:border-left="0.0139in solid #000000" fo:border-right="none" fo:border-top="none" fo:border-bottom="0.0007in solid #000000"/>
    </style:style>
    <style:style style:name="_31_125.B3" style:display-name="1125.B3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J3" style:display-name="1125.J3" style:family="table-cell">
      <style:table-cell-properties fo:padding="0.0097in" fo:border-left="0.0007in solid #000000" fo:border-right="0.0139in solid #000000" fo:border-top="none" fo:border-bottom="0.0007in solid #000000"/>
    </style:style>
    <style:style style:name="_31_125.J4" style:display-name="1125.J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_31_125.A9" style:display-name="1125.A9" style:family="table-cell">
      <style:table-cell-properties fo:padding="0.0097in" fo:border-left="0.0139in solid #000000" fo:border-right="0.0139in solid #000000" fo:border-top="none" fo:border-bottom="0.0139in solid #000000"/>
    </style:style>
    <style:style style:name="_31_125A" style:display-name="1125A" style:family="table">
      <style:table-properties style:width="7.1118in" table:align="margins" style:may-break-between-rows="false"/>
    </style:style>
    <style:style style:name="_31_125A.A" style:display-name="1125A.A" style:family="table-column">
      <style:table-column-properties style:column-width="1.1382in" style:rel-column-width="10490*"/>
    </style:style>
    <style:style style:name="_31_125A.B" style:display-name="1125A.B" style:family="table-column">
      <style:table-column-properties style:column-width="0.6639in" style:rel-column-width="6116*"/>
    </style:style>
    <style:style style:name="_31_125A.J" style:display-name="1125A.J" style:family="table-column">
      <style:table-column-properties style:column-width="0.6639in" style:rel-column-width="6117*"/>
    </style:style>
    <style:style style:name="_31_125A.A1" style:display-name="1125A.A1" style:family="table-cell">
      <style:table-cell-properties style:vertical-align="middle" fo:padding="0.0097in" fo:border="none"/>
    </style:style>
    <style:style style:name="_31_125A.A2" style:display-name="1125A.A2" style:family="table-cell">
      <style:table-cell-properties style:vertical-align="middle" fo:padding="0.0097in" fo:border-left="0.0139in solid #000000" fo:border-right="none" fo:border-top="0.0139in solid #000000" fo:border-bottom="0.0007in solid #000000"/>
    </style:style>
    <style:style style:name="_31_125A.B2" style:display-name="1125A.B2" style:family="table-cell">
      <style:table-cell-properties style:vertical-align="middle" fo:padding="0.0097in" fo:border-left="0.0007in solid #000000" fo:border-right="none" fo:border-top="0.0139in solid #000000" fo:border-bottom="0.0007in solid #000000"/>
    </style:style>
    <style:style style:name="_31_125A.J2" style:display-name="1125A.J2" style:family="table-cell">
      <style:table-cell-properties style:vertical-align="middle" fo:padding="0.0097in" fo:border-left="0.0007in solid #000000" fo:border-right="0.0139in solid #000000" fo:border-top="0.0139in solid #000000" fo:border-bottom="0.0007in solid #000000"/>
    </style:style>
    <style:style style:name="_31_125A.A3" style:display-name="1125A.A3" style:family="table-cell">
      <style:table-cell-properties style:vertical-align="middle" fo:padding="0.0097in" fo:border-left="0.0139in solid #000000" fo:border-right="none" fo:border-top="none" fo:border-bottom="0.0007in solid #000000"/>
    </style:style>
    <style:style style:name="_31_125A.B3" style:display-name="1125A.B3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J3" style:display-name="1125A.J3" style:family="table-cell">
      <style:table-cell-properties fo:padding="0.0097in" fo:border-left="0.0007in solid #000000" fo:border-right="0.0139in solid #000000" fo:border-top="none" fo:border-bottom="0.0007in solid #000000"/>
    </style:style>
    <style:style style:name="_31_125A.J4" style:display-name="1125A.J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_31_125A.A12" style:display-name="1125A.A12" style:family="table-cell">
      <style:table-cell-properties fo:padding="0.0097in" fo:border-left="0.0139in solid #000000" fo:border-right="0.0139in solid #000000" fo:border-top="none" fo:border-bottom="0.0139in solid #000000"/>
    </style:style>
    <style:style style:name="BZ" style:family="table">
      <style:table-properties style:width="7.1118in" table:align="margins" style:may-break-between-rows="false"/>
    </style:style>
    <style:style style:name="BZ.A" style:family="table-column">
      <style:table-column-properties style:column-width="0.6465in" style:rel-column-width="5957*"/>
    </style:style>
    <style:style style:name="BZ.K" style:family="table-column">
      <style:table-column-properties style:column-width="0.6472in" style:rel-column-width="5965*"/>
    </style:style>
    <style:style style:name="BZ.A1" style:family="table-cell">
      <style:table-cell-properties fo:padding="0.0097in" fo:border-left="none" fo:border-right="none" fo:border-top="none" fo:border-bottom="0.0007in solid #000000"/>
    </style:style>
    <style:style style:name="BZ.A2" style:family="table-cell">
      <style:table-cell-properties style:vertical-align="middle" fo:padding="0.0097in" fo:border-left="0.0139in solid #000000" fo:border-right="none" fo:border-top="0.0139in solid #000000" fo:border-bottom="0.0007in solid #000000"/>
    </style:style>
    <style:style style:name="BZ.B2" style:family="table-cell">
      <style:table-cell-properties style:vertical-align="middle" fo:padding="0.0097in" fo:border-left="0.0007in solid #000000" fo:border-right="none" fo:border-top="0.0139in solid #000000" fo:border-bottom="0.0007in solid #000000"/>
    </style:style>
    <style:style style:name="BZ.K2" style:family="table-cell">
      <style:table-cell-properties style:vertical-align="middle" fo:padding="0.0097in" fo:border-left="0.0007in solid #000000" fo:border-right="0.0139in solid #000000" fo:border-top="0.0139in solid #000000" fo:border-bottom="0.0007in solid #000000"/>
    </style:style>
    <style:style style:name="BZ.A3" style:family="table-cell">
      <style:table-cell-properties style:vertical-align="middle" fo:padding="0.0097in" fo:border-left="0.0139in solid #000000" fo:border-right="none" fo:border-top="none" fo:border-bottom="0.0007in solid #000000"/>
    </style:style>
    <style:style style:name="BZ.B3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BZ.J3" style:family="table-cell">
      <style:table-cell-properties style:vertical-align="middle" fo:padding="0.0097in" fo:border-left="0.0007in solid #000000" fo:border-right="none" fo:border-top="none" fo:border-bottom="0.0139in solid #000000"/>
    </style:style>
    <style:style style:name="BZ.K3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BZ.A6" style:family="table-cell">
      <style:table-cell-properties style:vertical-align="middle" fo:padding="0.0097in" fo:border-left="0.0139in solid #000000" fo:border-right="none" fo:border-top="none" fo:border-bottom="0.0139in solid #000000"/>
    </style:style>
    <style:style style:name="BZ.K6" style:family="table-cell">
      <style:table-cell-properties style:vertical-align="middle" fo:padding="0.0097in" fo:border-left="0.0007in solid #000000" fo:border-right="0.0139in solid #000000" fo:border-top="none" fo:border-bottom="0.0139in solid #000000"/>
    </style:style>
    <style:style style:name="BZsmall" style:family="table">
      <style:table-properties style:width="7.1118in" table:align="margins" style:may-break-between-rows="false"/>
    </style:style>
    <style:style style:name="BZsmall.A" style:family="table-column">
      <style:table-column-properties style:column-width="0.6514in" style:rel-column-width="6002*"/>
    </style:style>
    <style:style style:name="BZsmall.D" style:family="table-column">
      <style:table-column-properties style:column-width="0.6521in" style:rel-column-width="6008*"/>
    </style:style>
    <style:style style:name="BZsmall.H" style:family="table-column">
      <style:table-column-properties style:column-width="0.6528in" style:rel-column-width="6015*"/>
    </style:style>
    <style:style style:name="BZsmall.J" style:family="table-column">
      <style:table-column-properties style:column-width="0.5993in" style:rel-column-width="5522*"/>
    </style:style>
    <style:style style:name="BZsmall.K" style:family="table-column">
      <style:table-column-properties style:column-width="0.6486in" style:rel-column-width="5976*"/>
    </style:style>
    <style:style style:name="BZsmall.A1" style:family="table-cell">
      <style:table-cell-properties fo:padding="0.0097in" fo:border="none"/>
    </style:style>
    <style:style style:name="BZsmall.A2" style:family="table-cell">
      <style:table-cell-properties style:vertical-align="middle" fo:padding="0.0097in" fo:border-left="0.0139in solid #000000" fo:border-right="none" fo:border-top="0.0139in solid #000000" fo:border-bottom="0.0007in solid #000000"/>
    </style:style>
    <style:style style:name="BZsmall.B2" style:family="table-cell">
      <style:table-cell-properties style:vertical-align="middle" fo:padding="0.0097in" fo:border-left="0.0007in solid #000000" fo:border-right="none" fo:border-top="0.0139in solid #000000" fo:border-bottom="0.0007in solid #000000"/>
    </style:style>
    <style:style style:name="BZsmall.K2" style:family="table-cell">
      <style:table-cell-properties style:vertical-align="middle" fo:padding="0.0097in" fo:border-left="0.0007in solid #000000" fo:border-right="0.0139in solid #000000" fo:border-top="0.0139in solid #000000" fo:border-bottom="0.0007in solid #000000"/>
    </style:style>
    <style:style style:name="BZsmall.A3" style:family="table-cell">
      <style:table-cell-properties style:vertical-align="middle" fo:padding="0.0097in" fo:border-left="0.0139in solid #000000" fo:border-right="none" fo:border-top="0.0007in solid #000000" fo:border-bottom="0.0007in solid #000000"/>
    </style:style>
    <style:style style:name="BZsmall.B3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BZsmall.J3" style:family="table-cell">
      <style:table-cell-properties style:vertical-align="middle" fo:padding="0.0097in" fo:border-left="0.0007in solid #000000" fo:border-right="none" fo:border-top="0.0007in solid #000000" fo:border-bottom="0.0139in solid #000000"/>
    </style:style>
    <style:style style:name="BZsmall.K3" style:family="table-cell">
      <style:table-cell-properties style:vertical-align="middle" fo:padding="0.0097in" fo:border-left="0.0007in solid #000000" fo:border-right="0.0139in solid #000000" fo:border-top="0.0007in solid #000000" fo:border-bottom="0.0007in solid #000000"/>
    </style:style>
    <style:style style:name="BZsmall.A4" style:family="table-cell">
      <style:table-cell-properties style:vertical-align="middle" fo:padding="0.0097in" fo:border-left="0.0139in solid #000000" fo:border-right="none" fo:border-top="none" fo:border-bottom="0.0007in solid #000000"/>
    </style:style>
    <style:style style:name="BZsmall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BZsmall.K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BZsmall.A5" style:family="table-cell">
      <style:table-cell-properties style:vertical-align="middle" fo:padding="0.0097in" fo:border-left="0.0139in solid #000000" fo:border-right="none" fo:border-top="none" fo:border-bottom="0.0139in solid #000000"/>
    </style:style>
    <style:style style:name="BZsmall.B5" style:family="table-cell">
      <style:table-cell-properties style:vertical-align="middle" fo:padding="0.0097in" fo:border-left="0.0007in solid #000000" fo:border-right="none" fo:border-top="none" fo:border-bottom="0.0139in solid #000000"/>
    </style:style>
    <style:style style:name="BZsmall.K5" style:family="table-cell">
      <style:table-cell-properties style:vertical-align="middle" fo:padding="0.0097in" fo:border-left="0.0007in solid #000000" fo:border-right="0.0139in solid #000000" fo:border-top="none" fo:border-bottom="0.0139in solid #000000"/>
    </style:style>
    <style:style style:name="BDPS_5f_a" style:display-name="BDPS_a" style:family="table">
      <style:table-properties style:width="7.1118in" table:align="margins" style:may-break-between-rows="false"/>
    </style:style>
    <style:style style:name="BDPS_5f_a.A" style:display-name="BDPS_a.A" style:family="table-column">
      <style:table-column-properties style:column-width="1.0701in" style:rel-column-width="9863*"/>
    </style:style>
    <style:style style:name="BDPS_5f_a.B" style:display-name="BDPS_a.B" style:family="table-column">
      <style:table-column-properties style:column-width="0.7549in" style:rel-column-width="6958*"/>
    </style:style>
    <style:style style:name="BDPS_5f_a.I" style:display-name="BDPS_a.I" style:family="table-column">
      <style:table-column-properties style:column-width="0.7563in" style:rel-column-width="6966*"/>
    </style:style>
    <style:style style:name="BDPS_5f_a.A1" style:display-name="BDPS_a.A1" style:family="table-cell">
      <style:table-cell-properties style:vertical-align="middle" fo:padding="0.0097in" fo:border="none"/>
    </style:style>
    <style:style style:name="BDPS_5f_a.A2" style:display-name="BDPS_a.A2" style:family="table-cell">
      <style:table-cell-properties style:vertical-align="middle" fo:padding="0.0097in" fo:border-left="0.0139in solid #000000" fo:border-right="none" fo:border-top="0.0139in solid #000000" fo:border-bottom="0.0069in solid #000000"/>
    </style:style>
    <style:style style:name="BDPS_5f_a.B2" style:display-name="BDPS_a.B2" style:family="table-cell">
      <style:table-cell-properties style:vertical-align="middle" fo:padding="0.0097in" fo:border-left="0.0069in solid #000000" fo:border-right="none" fo:border-top="0.0139in solid #000000" fo:border-bottom="0.0069in solid #000000"/>
    </style:style>
    <style:style style:name="BDPS_5f_a.I2" style:display-name="BDPS_a.I2" style:family="table-cell">
      <style:table-cell-properties style:vertical-align="middle" fo:padding="0.0097in" fo:border-left="0.0069in solid #000000" fo:border-right="0.0139in solid #000000" fo:border-top="0.0139in solid #000000" fo:border-bottom="0.0069in solid #000000"/>
    </style:style>
    <style:style style:name="BDPS_5f_a.A3" style:display-name="BDPS_a.A3" style:family="table-cell">
      <style:table-cell-properties fo:padding="0.0097in" fo:border-left="0.0139in solid #000000" fo:border-right="none" fo:border-top="none" fo:border-bottom="0.0069in solid #000000"/>
    </style:style>
    <style:style style:name="BDPS_5f_a.B3" style:display-name="BDPS_a.B3" style:family="table-cell" style:data-style-name="N0">
      <style:table-cell-properties fo:padding="0.0097in" fo:border-left="0.0069in solid #000000" fo:border-right="none" fo:border-top="none" fo:border-bottom="0.0069in solid #000000"/>
    </style:style>
    <style:style style:name="BDPS_5f_a.C3" style:display-name="BDPS_a.C3" style:family="table-cell">
      <style:table-cell-properties fo:padding="0.0097in" fo:border-left="0.0069in solid #000000" fo:border-right="none" fo:border-top="none" fo:border-bottom="0.0069in solid #000000"/>
    </style:style>
    <style:style style:name="BDPS_5f_a.H3" style:display-name="BDPS_a.H3" style:family="table-cell">
      <style:table-cell-properties style:vertical-align="middle" fo:padding="0.0097in" fo:border-left="0.0069in solid #000000" fo:border-right="none" fo:border-top="none" fo:border-bottom="0.0139in solid #000000"/>
    </style:style>
    <style:style style:name="BDPS_5f_a.I3" style:display-name="BDPS_a.I3" style:family="table-cell">
      <style:table-cell-properties style:vertical-align="middle" fo:padding="0.0097in" fo:border-left="0.0007in solid #000000" fo:border-right="0.0139in solid #000000" fo:border-top="0.0007in solid #000000" fo:border-bottom="0.0007in solid #000000"/>
    </style:style>
    <style:style style:name="BDPS_5f_a.I4" style:display-name="BDPS_a.I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BDPS_5f_a.A7" style:display-name="BDPS_a.A7" style:family="table-cell">
      <style:table-cell-properties fo:padding="0.0097in" fo:border-left="0.0139in solid #000000" fo:border-right="none" fo:border-top="none" fo:border-bottom="0.0139in solid #000000"/>
    </style:style>
    <style:style style:name="BDPS_5f_a.B7" style:display-name="BDPS_a.B7" style:family="table-cell" style:data-style-name="N0">
      <style:table-cell-properties fo:padding="0.0097in" fo:border-left="0.0069in solid #000000" fo:border-right="none" fo:border-top="none" fo:border-bottom="0.0139in solid #000000"/>
    </style:style>
    <style:style style:name="BDPS_5f_a.C7" style:display-name="BDPS_a.C7" style:family="table-cell">
      <style:table-cell-properties fo:padding="0.0097in" fo:border-left="0.0069in solid #000000" fo:border-right="none" fo:border-top="none" fo:border-bottom="0.0139in solid #000000"/>
    </style:style>
    <style:style style:name="BDPS_5f_a.I7" style:display-name="BDPS_a.I7" style:family="table-cell" style:data-style-name="N0">
      <style:table-cell-properties style:vertical-align="middle" fo:padding="0.0097in" fo:border-left="0.0007in solid #000000" fo:border-right="0.0139in solid #000000" fo:border-top="none" fo:border-bottom="0.0139in solid #000000"/>
    </style:style>
    <style:style style:name="BDPS_5f_b" style:display-name="BDPS_b" style:family="table">
      <style:table-properties style:width="7.1118in" table:align="margins" style:may-break-between-rows="false"/>
    </style:style>
    <style:style style:name="BDPS_5f_b.A" style:display-name="BDPS_b.A" style:family="table-column">
      <style:table-column-properties style:column-width="1.0701in" style:rel-column-width="9863*"/>
    </style:style>
    <style:style style:name="BDPS_5f_b.B" style:display-name="BDPS_b.B" style:family="table-column">
      <style:table-column-properties style:column-width="0.7549in" style:rel-column-width="6958*"/>
    </style:style>
    <style:style style:name="BDPS_5f_b.I" style:display-name="BDPS_b.I" style:family="table-column">
      <style:table-column-properties style:column-width="0.7563in" style:rel-column-width="6966*"/>
    </style:style>
    <style:style style:name="BDPS_5f_b.A1" style:display-name="BDPS_b.A1" style:family="table-cell">
      <style:table-cell-properties style:vertical-align="middle" fo:padding="0.0097in" fo:border="none"/>
    </style:style>
    <style:style style:name="BDPS_5f_b.A2" style:display-name="BDPS_b.A2" style:family="table-cell">
      <style:table-cell-properties style:vertical-align="middle" fo:padding="0.0097in" fo:border-left="0.0139in solid #000000" fo:border-right="none" fo:border-top="0.0139in solid #000000" fo:border-bottom="0.0069in solid #000000"/>
    </style:style>
    <style:style style:name="BDPS_5f_b.B2" style:display-name="BDPS_b.B2" style:family="table-cell">
      <style:table-cell-properties style:vertical-align="middle" fo:padding="0.0097in" fo:border-left="0.0069in solid #000000" fo:border-right="none" fo:border-top="0.0139in solid #000000" fo:border-bottom="0.0069in solid #000000"/>
    </style:style>
    <style:style style:name="BDPS_5f_b.I2" style:display-name="BDPS_b.I2" style:family="table-cell">
      <style:table-cell-properties style:vertical-align="middle" fo:padding="0.0097in" fo:border-left="0.0069in solid #000000" fo:border-right="0.0139in solid #000000" fo:border-top="0.0139in solid #000000" fo:border-bottom="0.0069in solid #000000"/>
    </style:style>
    <style:style style:name="BDPS_5f_b.A3" style:display-name="BDPS_b.A3" style:family="table-cell">
      <style:table-cell-properties fo:padding="0.0097in" fo:border-left="0.0139in solid #000000" fo:border-right="none" fo:border-top="none" fo:border-bottom="0.0069in solid #000000"/>
    </style:style>
    <style:style style:name="BDPS_5f_b.B3" style:display-name="BDPS_b.B3" style:family="table-cell" style:data-style-name="N100">
      <style:table-cell-properties fo:padding="0.0097in" fo:border-left="0.0069in solid #000000" fo:border-right="none" fo:border-top="none" fo:border-bottom="0.0069in solid #000000"/>
    </style:style>
    <style:style style:name="BDPS_5f_b.C3" style:display-name="BDPS_b.C3" style:family="table-cell">
      <style:table-cell-properties fo:padding="0.0097in" fo:border-left="0.0069in solid #000000" fo:border-right="none" fo:border-top="none" fo:border-bottom="0.0069in solid #000000"/>
    </style:style>
    <style:style style:name="BDPS_5f_b.H3" style:display-name="BDPS_b.H3" style:family="table-cell">
      <style:table-cell-properties style:vertical-align="middle" fo:padding="0.0097in" fo:border-left="0.0069in solid #000000" fo:border-right="none" fo:border-top="none" fo:border-bottom="0.0139in solid #000000"/>
    </style:style>
    <style:style style:name="BDPS_5f_b.I3" style:display-name="BDPS_b.I3" style:family="table-cell">
      <style:table-cell-properties style:vertical-align="middle" fo:padding="0.0097in" fo:border-left="0.0007in solid #000000" fo:border-right="0.0139in solid #000000" fo:border-top="0.0007in solid #000000" fo:border-bottom="0.0007in solid #000000"/>
    </style:style>
    <style:style style:name="BDPS_5f_b.I4" style:display-name="BDPS_b.I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BDPS_5f_b.A7" style:display-name="BDPS_b.A7" style:family="table-cell">
      <style:table-cell-properties fo:padding="0.0097in" fo:border-left="0.0139in solid #000000" fo:border-right="none" fo:border-top="none" fo:border-bottom="0.0139in solid #000000"/>
    </style:style>
    <style:style style:name="BDPS_5f_b.B7" style:display-name="BDPS_b.B7" style:family="table-cell" style:data-style-name="N100">
      <style:table-cell-properties fo:padding="0.0097in" fo:border-left="0.0069in solid #000000" fo:border-right="none" fo:border-top="none" fo:border-bottom="0.0139in solid #000000"/>
    </style:style>
    <style:style style:name="BDPS_5f_b.C7" style:display-name="BDPS_b.C7" style:family="table-cell">
      <style:table-cell-properties fo:padding="0.0097in" fo:border-left="0.0069in solid #000000" fo:border-right="none" fo:border-top="none" fo:border-bottom="0.0139in solid #000000"/>
    </style:style>
    <style:style style:name="BDPS_5f_b.I7" style:display-name="BDPS_b.I7" style:family="table-cell" style:data-style-name="N0">
      <style:table-cell-properties style:vertical-align="middle" fo:padding="0.0097in" fo:border-left="0.0007in solid #000000" fo:border-right="0.0139in solid #000000" fo:border-top="none" fo:border-bottom="0.0139in solid #000000"/>
    </style:style>
    <style:style style:name="BDPS_5f_g" style:display-name="BDPS_g" style:family="table">
      <style:table-properties style:width="7.1118in" table:align="margins" style:may-break-between-rows="false"/>
    </style:style>
    <style:style style:name="BDPS_5f_g.A" style:display-name="BDPS_g.A" style:family="table-column">
      <style:table-column-properties style:column-width="1.1382in" style:rel-column-width="10490*"/>
    </style:style>
    <style:style style:name="BDPS_5f_g.B" style:display-name="BDPS_g.B" style:family="table-column">
      <style:table-column-properties style:column-width="0.6639in" style:rel-column-width="6116*"/>
    </style:style>
    <style:style style:name="BDPS_5f_g.J" style:display-name="BDPS_g.J" style:family="table-column">
      <style:table-column-properties style:column-width="0.6639in" style:rel-column-width="6117*"/>
    </style:style>
    <style:style style:name="BDPS_5f_g.A1" style:display-name="BDPS_g.A1" style:family="table-cell">
      <style:table-cell-properties style:vertical-align="middle" fo:padding="0.0097in" fo:border="none"/>
    </style:style>
    <style:style style:name="BDPS_5f_g.A2" style:display-name="BDPS_g.A2" style:family="table-cell">
      <style:table-cell-properties style:vertical-align="middle" fo:padding="0.0097in" fo:border-left="0.0139in solid #000000" fo:border-right="none" fo:border-top="0.0139in solid #000000" fo:border-bottom="0.0007in solid #000000"/>
    </style:style>
    <style:style style:name="BDPS_5f_g.B2" style:display-name="BDPS_g.B2" style:family="table-cell">
      <style:table-cell-properties style:vertical-align="middle" fo:padding="0.0097in" fo:border-left="0.0007in solid #000000" fo:border-right="none" fo:border-top="0.0139in solid #000000" fo:border-bottom="0.0007in solid #000000"/>
    </style:style>
    <style:style style:name="BDPS_5f_g.J2" style:display-name="BDPS_g.J2" style:family="table-cell">
      <style:table-cell-properties style:vertical-align="middle" fo:padding="0.0097in" fo:border-left="0.0007in solid #000000" fo:border-right="0.0139in solid #000000" fo:border-top="0.0139in solid #000000" fo:border-bottom="0.0007in solid #000000"/>
    </style:style>
    <style:style style:name="BDPS_5f_g.A3" style:display-name="BDPS_g.A3" style:family="table-cell">
      <style:table-cell-properties style:vertical-align="middle" fo:padding="0.0097in" fo:border-left="0.0139in solid #000000" fo:border-right="none" fo:border-top="none" fo:border-bottom="0.0007in solid #000000"/>
    </style:style>
    <style:style style:name="BDPS_5f_g.B3" style:display-name="BDPS_g.B3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BDPS_5f_g.J3" style:display-name="BDPS_g.J3" style:family="table-cell">
      <style:table-cell-properties fo:padding="0.0097in" fo:border-left="0.0007in solid #000000" fo:border-right="0.0139in solid #000000" fo:border-top="none" fo:border-bottom="0.0007in solid #000000"/>
    </style:style>
    <style:style style:name="BDPS_5f_g.J4" style:display-name="BDPS_g.J4" style:family="table-cell">
      <style:table-cell-properties style:vertical-align="middle" fo:padding="0.0097in" fo:border-left="0.0007in solid #000000" fo:border-right="0.0139in solid #000000" fo:border-top="none" fo:border-bottom="0.0007in solid #000000"/>
    </style:style>
    <style:style style:name="BDPS_5f_g.A10" style:display-name="BDPS_g.A10" style:family="table-cell">
      <style:table-cell-properties fo:padding="0.0097in" fo:border-left="0.0139in solid #000000" fo:border-right="0.0139in solid #000000" fo:border-top="none" fo:border-bottom="0.0139in solid #000000"/>
    </style:style>
    <style:style style:name="f_5f_act" style:display-name="f_act" style:family="table">
      <style:table-properties style:width="7.1118in" table:align="margins"/>
    </style:style>
    <style:style style:name="f_5f_act.A" style:display-name="f_act.A" style:family="table-column">
      <style:table-column-properties style:column-width="7.1118in" style:rel-column-width="65535*"/>
    </style:style>
    <style:style style:name="f_5f_act.A1" style:display-name="f_act.A1" style:family="table-cell">
      <style:table-cell-properties fo:padding="0.0382in" fo:border="none"/>
    </style:style>
    <style:style style:name="f_5f_bdps" style:display-name="f_bdps" style:family="table">
      <style:table-properties style:width="7.1118in" table:align="margins"/>
    </style:style>
    <style:style style:name="f_5f_bdps.A" style:display-name="f_bdps.A" style:family="table-column">
      <style:table-column-properties style:column-width="7.1118in" style:rel-column-width="65535*"/>
    </style:style>
    <style:style style:name="f_5f_bdps.A1" style:display-name="f_bdps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text-align="center" style:justify-single-word="false"/>
    </style:style>
    <style:style style:name="P20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2" style:family="paragraph" style:parent-style-name="Обычный">
      <style:paragraph-properties fo:text-align="center" style:justify-single-word="false"/>
      <style:text-properties fo:language="ru" fo:country="RU" fo:background-color="transparen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7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/>
    </style:style>
    <style:style style:name="P30" style:family="paragraph" style:parent-style-name="Standard">
      <style:text-properties style:font-name="Arial" fo:font-size="6pt" style:text-underline-style="none" fo:font-weight="normal" fo:background-color="transparent" style:font-size-asian="6pt" style:font-weight-asian="normal" style:font-name-complex="Arial" style:font-size-complex="6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3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4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name-complex="Arial" style:font-size-complex="6pt"/>
    </style:style>
    <style:style style:name="P41" style:family="paragraph" style:parent-style-name="Standard">
      <style:paragraph-properties fo:margin-left="0in" fo:margin-right="0in" fo:text-indent="0.5in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5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.5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margin-top="0.0598in" fo:margin-bottom="0in" fo:line-height="100%" fo:text-align="justify" style:justify-single-word="false" fo:hyphenation-ladder-count="no-limit" fo:text-indent="0.5in" style:auto-text-indent="false"/>
      <style:text-properties fo:font-size="6pt" style:font-size-asian="6pt" style:font-size-complex="6pt" fo:hyphenate="true" fo:hyphenation-remain-char-count="2" fo:hyphenation-push-char-count="2"/>
    </style:style>
    <style:style style:name="P4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46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51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loext:hyphenation-keep-type="column" fo:margin-left="0in" fo:margin-right="0in" fo:orphans="2" fo:widows="2" fo:hyphenation-ladder-count="no-limit" fo:text-indent="0in" style:auto-text-indent="false" style:writing-mode="lr-tb"/>
      <style:text-properties style:font-name="Arial" fo:font-size="10pt" fo:background-color="transparent" style:font-size-asian="10pt" style:font-name-complex="Arial" style:font-size-complex="10pt" fo:hyphenate="false" fo:hyphenation-remain-char-count="2" fo:hyphenation-push-char-count="2"/>
    </style:style>
    <style:style style:name="P5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fo:background-color="transparent" style:font-size-asian="9pt" style:font-style-asian="normal" style:font-size-complex="9pt" style:font-style-complex="normal"/>
    </style:style>
    <style:style style:name="P59" style:family="paragraph" style:parent-style-name="Standard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6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6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3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64" style:family="paragraph" style:parent-style-name="Обычный">
      <style:paragraph-properties fo:text-align="center" style:justify-single-word="false"/>
    </style:style>
    <style:style style:name="P65" style:family="paragraph" style:parent-style-name="Heading_20_2">
      <style:paragraph-properties fo:margin-left="0in" fo:margin-right="0in" fo:text-indent="0.5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fo:font-weight="normal" style:font-weight-asian="normal" style:font-weight-complex="normal" loext:char-shading-value="0"/>
    </style:style>
    <style:style style:name="T6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loext:char-shading-value="0"/>
    </style:style>
    <style:style style:name="T9" style:family="text">
      <style:text-properties fo:language="en" fo:country="US" fo:background-color="transparent" style:font-name-complex="Arial"/>
    </style:style>
    <style:style style:name="T10" style:family="text">
      <style:text-properties fo:language="en" fo:country="US" fo:background-color="transparent" style:font-name-complex="Arial" loext:char-shading-value="0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13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4" style:family="text">
      <style:text-properties fo:language="ru" fo:country="RU" style:text-underline-style="none"/>
    </style:style>
    <style:style style:name="T15" style:family="text">
      <style:text-properties fo:language="ru" fo:country="RU" style:text-underline-style="none" fo:font-weight="normal" style:font-weight-asian="normal" style:font-weight-complex="normal" loext:char-shading-value="0"/>
    </style:style>
    <style:style style:name="T16" style:family="text">
      <style:text-properties fo:language="ru" fo:country="RU" style:text-underline-style="none" fo:background-color="transparent"/>
    </style:style>
    <style:style style:name="T17" style:family="text">
      <style:text-properties fo:language="ru" fo:country="RU" style:text-underline-style="none" fo:background-color="transparent" loext:char-shading-value="0"/>
    </style:style>
    <style:style style:name="T18" style:family="text">
      <style:text-properties fo:language="ru" fo:country="RU" style:text-underline-style="none" fo:background-color="transparent" style:font-style-complex="italic" loext:char-shading-value="0"/>
    </style:style>
    <style:style style:name="T19" style:family="text">
      <style:text-properties fo:language="ru" fo:country="RU" style:font-name-complex="Times New Roman"/>
    </style:style>
    <style:style style:name="T20" style:family="text">
      <style:text-properties fo:language="ru" fo:country="RU" style:font-name-complex="Arial"/>
    </style:style>
    <style:style style:name="T21" style:family="text">
      <style:text-properties fo:language="ru" fo:country="RU" loext:char-shading-value="0"/>
    </style:style>
    <style:style style:name="T22" style:family="text">
      <style:text-properties style:font-name="Arial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fo:font-size="10pt" style:font-size-asian="10pt" style:font-name-complex="Arial" style:font-size-complex="10pt"/>
    </style:style>
    <style:style style:name="T25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7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8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9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30" style:family="text">
      <style:text-properties style:font-name="Arial" fo:font-size="10pt" fo:language="en" fo:country="US" style:font-size-asian="10pt" style:font-name-complex="Arial" style:font-size-complex="10pt"/>
    </style:style>
    <style:style style:name="T31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7" style:family="text">
      <style:text-properties style:font-name="Arial" fo:font-size="10pt" fo:language="ru" fo:country="RU" style:font-size-asian="10pt" style:font-name-complex="Arial" style:font-size-complex="10pt"/>
    </style:style>
    <style:style style:name="T38" style:family="text">
      <style:text-properties style:font-name="Arial" fo:font-size="10pt" fo:background-color="transparent" style:font-size-asian="10pt" style:font-size-complex="10pt"/>
    </style:style>
    <style:style style:name="T39" style:family="text">
      <style:text-properties style:font-name="Arial" fo:font-size="10pt" fo:background-color="transparent" style:font-size-asian="10pt" style:font-size-complex="10pt" loext:char-shading-value="0"/>
    </style:style>
    <style:style style:name="T40" style:family="text">
      <style:text-properties style:font-name="Arial" fo:font-size="11pt" style:font-size-asian="11pt" style:font-size-complex="11pt"/>
    </style:style>
    <style:style style:name="T4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bold" style:font-size-asian="11pt" style:font-weight-asian="bold" style:font-size-complex="11pt"/>
    </style:style>
    <style:style style:name="T4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0" style:family="text">
      <style:text-properties style:font-name="Arial" fo:font-size="11pt" fo:language="ru" fo:country="RU" fo:font-weight="normal" fo:background-color="transparent" style:font-name-asian="Symbol" style:font-size-asian="11pt" style:font-weight-asian="normal" style:font-name-complex="Symbol" style:font-size-complex="11pt" style:font-weight-complex="normal"/>
    </style:style>
    <style:style style:name="T5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0" style:family="text">
      <style:text-properties style:font-name="Arial" fo:font-size="9pt" style:font-size-asian="9pt" style:font-size-complex="9pt"/>
    </style:style>
    <style:style style:name="T61" style:family="text">
      <style:text-properties style:font-name="Arial" fo:font-size="9pt" style:font-size-asian="9pt" style:font-size-complex="9pt" style:font-style-complex="italic"/>
    </style:style>
    <style:style style:name="T6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3" style:family="text">
      <style:text-properties style:font-name="Arial" fo:font-size="9pt" fo:language="ru" fo:country="RU" style:text-underline-style="none" fo:font-weight="normal" fo:background-color="transparent" style:font-name-asian="Symbol" style:font-size-asian="9pt" style:font-weight-asian="normal" style:font-name-complex="Arial" style:font-size-complex="9pt" style:font-weight-complex="normal"/>
    </style:style>
    <style:style style:name="T64" style:family="text">
      <style:text-properties style:font-name="Arial" fo:font-size="9pt" fo:background-color="transparent" style:font-size-asian="9pt" style:font-size-complex="9pt" loext:char-shading-value="0"/>
    </style:style>
    <style:style style:name="T65" style:family="text">
      <style:text-properties style:font-name="Arial" fo:font-size="9pt" fo:background-color="transparent" style:font-size-asian="9pt" style:font-size-complex="9pt" style:font-style-complex="italic" loext:char-shading-value="0"/>
    </style:style>
    <style:style style:name="T6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7" style:family="text"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/>
    </style:style>
    <style:style style:name="T68" style:family="text">
      <style:text-properties fo:font-size="11pt" style:font-size-asian="11pt" style:font-size-complex="11pt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none" fo:font-weight="normal" style:font-weight-asian="normal" style:font-weight-complex="normal" loext:char-shading-value="0"/>
    </style:style>
    <style:style style:name="T72" style:family="text">
      <style:text-properties style:font-name-complex="Times New Roman"/>
    </style:style>
    <style:style style:name="T73" style:family="text">
      <style:text-properties style:font-name="Times New Roman" style:font-name-asian="Times New Roman"/>
    </style:style>
    <style:style style:name="T74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6" style:family="text">
      <style:text-properties style:font-name="Times New Roman" fo:font-size="12pt" style:font-size-asian="12pt" style:font-size-complex="12pt" style:font-style-complex="italic"/>
    </style:style>
    <style:style style:name="T77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8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font-name="Symbol" fo:language="en" fo:country="US" style:font-name-complex="Symbol"/>
    </style:style>
    <style:style style:name="T80" style:family="text">
      <style:text-properties style:text-position="super 58%"/>
    </style:style>
    <style:style style:name="T81" style:family="text">
      <style:text-properties style:text-position="super 58%" fo:language="en" fo:country="US"/>
    </style:style>
    <style:style style:name="T82" style:family="text">
      <style:text-properties style:text-position="super 58%" fo:language="en" fo:country="US" loext:char-shading-value="0"/>
    </style:style>
    <style:style style:name="T83" style:family="text">
      <style:text-properties style:text-position="super 58%" fo:language="ru" fo:country="RU"/>
    </style:style>
    <style:style style:name="T84" style:family="text">
      <style:text-properties style:text-position="super 58%" fo:font-style="italic" style:font-style-asian="italic" style:font-style-complex="italic"/>
    </style:style>
    <style:style style:name="T85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86" style:family="text">
      <style:text-properties style:text-position="0% 100%"/>
    </style:style>
    <style:style style:name="T87" style:family="text">
      <style:text-properties style:text-position="0% 100%" style:text-underline-style="none" style:font-name-complex="Arial"/>
    </style:style>
    <style:style style:name="T88" style:family="text">
      <style:text-properties style:text-position="0% 100%" fo:language="ru" fo:country="RU"/>
    </style:style>
    <style:style style:name="T89" style:family="text">
      <style:text-properties style:text-position="0% 100%" fo:language="en" fo:country="US"/>
    </style:style>
    <style:style style:name="T90" style:family="text">
      <style:text-properties style:text-position="0% 100%" fo:language="en" fo:country="US" style:text-underline-style="none" style:font-name-complex="Arial"/>
    </style:style>
    <style:style style:name="T91" style:family="text">
      <style:text-properties style:text-position="0% 100%" fo:language="en" fo:country="US" style:font-name-complex="Times New Roman"/>
    </style:style>
    <style:style style:name="T9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93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94" style:family="text">
      <style:text-properties style:use-window-font-color="true" style:text-position="super 58%" fo:language="en" fo:country="US" style:font-name-complex="Arial"/>
    </style:style>
    <style:style style:name="T95" style:family="text">
      <style:text-properties style:use-window-font-color="true" style:text-position="0% 100%" fo:language="ru" fo:country="RU" style:font-name-complex="Times New Roman"/>
    </style:style>
    <style:style style:name="T96" style:family="text">
      <style:text-properties style:use-window-font-color="true" style:text-position="0% 100%" style:font-name-complex="Times New Roman"/>
    </style:style>
    <style:style style:name="T97" style:family="text">
      <style:text-properties style:use-window-font-color="true" style:text-position="0% 100%" style:font-name-complex="Arial"/>
    </style:style>
    <style:style style:name="T98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99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100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101" style:family="text">
      <style:text-properties style:text-position="sub 58%" fo:language="ru" fo:country="RU" fo:font-style="normal" style:font-style-asian="normal" style:font-style-complex="normal"/>
    </style:style>
    <style:style style:name="T102" style:family="text">
      <style:text-properties style:text-position="sub 58%" fo:font-style="italic" style:font-style-asian="italic" style:font-style-complex="italic"/>
    </style:style>
    <style:style style:name="T10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104" style:family="text">
      <style:text-properties style:text-position="super 65%" style:font-name="Arial" fo:font-size="9pt" style:font-size-asian="9pt" style:font-size-complex="9pt"/>
    </style:style>
    <style:style style:name="T105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ize="12pt" fo:font-style="italic" style:font-size-asian="12pt" style:font-style-asian="italic" style:font-size-complex="12pt" style:font-style-complex="italic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fo:language="ru" fo:country="RU" style:font-size-asian="12pt" style:font-size-complex="12pt"/>
    </style:style>
    <style:style style:name="T110" style:family="text">
      <style:text-properties fo:background-color="transparent" style:font-name-complex="Arial"/>
    </style:style>
    <style:style style:name="T111" style:family="text">
      <style:text-properties fo:background-color="transparent" style:font-name-complex="Arial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Протокол № 48-<text:span text:style-name="T69"><text:tab/><text:tab/></text:span></text:p>
      <text:p text:style-name="P45"/>
      <text:p text:style-name="P15"><text:span text:style-name="Основной_20_шрифт_20_абзаца"><text:span text:style-name="T40">поверки<text:tab/><text:tab/><text:tab/></text:span></text:span><text:span text:style-name="Основной_20_шрифт_20_абзаца"><text:span text:style-name="T55">Дозиметра-радиометра</text:span></text:span><text:span text:style-name="Основной_20_шрифт_20_абзаца"><text:span text:style-name="T54"> </text:span></text:span><text:span text:style-name="Основной_20_шрифт_20_абзаца"><text:span text:style-name="T55">МКС-</text:span></text:span><text:span text:style-name="Основной_20_шрифт_20_абзаца"><text:span text:style-name="T57">$type</text:span></text:span><text:span text:style-name="Основной_20_шрифт_20_абзаца"><text:span text:style-name="T56"><text:tab/><text:tab/></text:span></text:span><text:span text:style-name="Основной_20_шрифт_20_абзаца"><text:span text:style-name="T51">зав. №</text:span></text:span><text:span text:style-name="Основной_20_шрифт_20_абзаца"><text:span text:style-name="T52"> <text:s/></text:span></text:span><text:span text:style-name="Основной_20_шрифт_20_абзаца"><text:span text:style-name="T53">$serial <text:s/></text:span></text:span></text:p>
      <text:p text:style-name="P10"/>
      <text:p text:style-name="P16"><text:span text:style-name="Основной_20_шрифт_20_абзаца"><text:span text:style-name="T40">принадлежащего</text:span></text:span><text:span text:style-name="Основной_20_шрифт_20_абзаца"><text:span text:style-name="T41"><text:tab/></text:span></text:span></text:p>
      <text:p text:style-name="P9"/>
      <text:p text:style-name="P16"><text:span text:style-name="Основной_20_шрифт_20_абзаца"><text:span text:style-name="T45">ИЗГОТОВИТЕЛЬ</text:span></text:span><text:span text:style-name="Основной_20_шрифт_20_абзаца"><text:span text:style-name="T46"> <text:s text:c="40"/></text:span></text:span><text:span text:style-name="Основной_20_шрифт_20_абзаца"><text:span text:style-name="T42">УП «АТОМТЕХ»<text:tab/></text:span></text:span></text:p>
      <text:p text:style-name="P17"><text:tab/><text:tab/></text:p>
      <text:p text:style-name="P39"><text:span text:style-name="Основной_20_шрифт_20_абзаца"><text:span text:style-name="T23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2">Т</text:span></text:span><text:span text:style-name="Основной_20_шрифт_20_абзаца"><text:span text:style-name="T23"> =</text:span></text:span><text:span text:style-name="Основной_20_шрифт_20_абзаца"><text:span text:style-name="T25"> <text:s text:c="4"/></text:span></text:span><text:span text:style-name="Основной_20_шрифт_20_абзаца"><text:span text:style-name="T28">°</text:span></text:span><text:span text:style-name="Основной_20_шрифт_20_абзаца"><text:span text:style-name="T32">С</text:span></text:span><text:span text:style-name="Основной_20_шрифт_20_абзаца"><text:span text:style-name="T23">, атмосферном давлении </text:span></text:span><text:span text:style-name="Основной_20_шрифт_20_абзаца"><text:span text:style-name="T32">Р</text:span></text:span><text:span text:style-name="Основной_20_шрифт_20_абзаца"><text:span text:style-name="T23"> =</text:span></text:span><text:span text:style-name="Основной_20_шрифт_20_абзаца"><text:span text:style-name="T25"> <text:s text:c="4"/></text:span></text:span><text:span text:style-name="Основной_20_шрифт_20_абзаца"><text:span text:style-name="T23">кПа, относительной влажности воздуха </text:span></text:span><text:span text:style-name="Основной_20_шрифт_20_абзаца"><text:span text:style-name="T32">р</text:span></text:span><text:span text:style-name="Основной_20_шрифт_20_абзаца"><text:span text:style-name="T23"> =</text:span></text:span><text:span text:style-name="Основной_20_шрифт_20_абзаца"><text:span text:style-name="T25"> <text:s text:c="4"/></text:span></text:span><text:span text:style-name="Основной_20_шрифт_20_абзаца"><text:span text:style-name="T23"><text:s/>%, внешнем фоне γ-излучения </text:span></text:span><text:span text:style-name="Основной_20_шрифт_20_абзаца"><text:span text:style-name="T23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3"> </text:span></text:span><text:span text:style-name="Основной_20_шрифт_20_абзаца"><text:span text:style-name="T23">= </text:span></text:span><text:span text:style-name="Основной_20_шрифт_20_абзаца"><text:span text:style-name="T25"><text:s text:c="6"/></text:span></text:span><text:span text:style-name="Основной_20_шрифт_20_абзаца"><text:span text:style-name="T23">мкЗв/ч, согласно методике, изложенн</text:span></text:span><text:span text:style-name="Основной_20_шрифт_20_абзаца"><text:span text:style-name="T38">ой в </text:span></text:span><text:span text:style-name="Основной_20_шрифт_20_абзаца"><text:span text:style-name="T39">МРБ МП.</text:span></text:span><text:span text:style-name="Основной_20_шрифт_20_абзаца"><text:span text:style-name="T39">1102</text:span></text:span><text:span text:style-name="Основной_20_шрифт_20_абзаца"><text:span text:style-name="T39">-202</text:span></text:span><text:span text:style-name="Основной_20_шрифт_20_абзаца"><text:span text:style-name="T39">2</text:span></text:span><text:span text:style-name="Основной_20_шрифт_20_абзаца"><text:span text:style-name="T38">:</text:span>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42">- <text:span text:style-name="T4">$facility_pp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2">- <text:span text:style-name="T4">$facility_pp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2">- <text:span text:style-name="T4">$facility_pp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2">- <text:span text:style-name="T4">$facility_pp_beta</text:span>;</text:p>
          </table:table-cell>
        </table:table-row>
      </table:table>
      <table:table table:name="f_bz" table:style-name="f_5f_bz">
        <table:table-column table:style-name="f_5f_bz.A"/>
        <table:table-row>
          <table:table-cell table:style-name="f_5f_bz.A1" office:value-type="string">
            <text:p text:style-name="P42">- <text:span text:style-name="T4">$facility_pp_1125bz</text:span>;</text:p>
          </table:table-cell>
        </table:table-row>
      </table:table>
      <table:table table:name="f_mar" table:style-name="f_5f_mar">
        <table:table-column table:style-name="f_5f_mar.A"/>
        <table:table-row>
          <table:table-cell table:style-name="f_5f_mar.A1" office:value-type="string">
            <text:p text:style-name="P42">- <text:span text:style-name="T4">$facility_pp_1125mar</text:span>;</text:p>
          </table:table-cell>
        </table:table-row>
      </table:table>
      <text:p text:style-name="P44"/>
      <table:table table:name="tml0" table:style-name="tml0">
        <table:table-column table:style-name="tml0.A"/>
        <table:table-row>
          <table:table-cell table:style-name="tml0.A1" office:value-type="string">
            <text:p text:style-name="P54"><text:span text:style-name="T70">Ди</text:span><text:span text:style-name="T71">апазон измерени</text:span><text:span text:style-name="T15">й</text:span><text:span text:style-name="T71"> мощности амбиентно</text:span><text:span text:style-name="T15">го эквивалента </text:span><text:span text:style-name="T71">дозы рентгеновского и γ </text:span><text:span text:style-name="T5">-</text:span><text:span text:style-name="T71"> излучения:</text:span>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41"><text:span text:style-name="T11">- </text:span><text:span text:style-name="T19">МКС-АТ1125</text:span><text:span text:style-name="T72">:</text:span> <text:span text:style-name="T73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41"><text:span text:style-name="T11">- </text:span><text:span text:style-name="T19">МКС-АТ1125А</text:span><text:span text:style-name="T72">:</text:span> <text:span text:style-name="T73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41">- БДПС-02: <text:span text:style-name="T73">γ 0</text:span>.1 мкЗв/ч – 30.0 мЗв/ч;</text:p>
            <text:p text:style-name="P29"/>
            <text:p text:style-name="P53">Диапазон измерения плотности потока α – частиц: </text:p>
            <text:p text:style-name="P43">- БДПС-02: <text:span text:style-name="T79">α</text:span> 2.4 – 10<text:span text:style-name="T80">6</text:span> мин<text:span text:style-name="T80">-1</text:span><text:span text:style-name="T79">⋅</text:span>см<text:span text:style-name="T80">-2</text:span>;</text:p>
            <text:p text:style-name="P55"/>
            <text:p text:style-name="P53">Диапазон измерения плотности потока β – частиц:</text:p>
            <text:p text:style-name="P41">- БДПС-02: <text:span text:style-name="T79">β</text:span> 6.0 – 10<text:span text:style-name="T80">6</text:span> мин<text:span text:style-name="T80">-1</text:span><text:span text:style-name="T79">⋅</text:span>см<text:span text:style-name="T80">-2</text:span><text:span text:style-name="T86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30"/>
            <text:p text:style-name="P28"><text:span text:style-name="T21">Диапазон измерений удельной активности</text:span><text:span text:style-name="T8"> радионуклида </text:span><text:span text:style-name="T82">137</text:span><text:span text:style-name="T8">Cs</text:span><text:span text:style-name="T21">:</text:span></text:p>
            <text:p text:style-name="P41"><text:span text:style-name="T4">- $ua_min</text:span><text:span text:style-name="T11"> – </text:span><text:span text:style-name="T4">10</text:span><text:span text:style-name="T81">5</text:span><text:span text:style-name="T83"> </text:span><text:span text:style-name="T88">Бк/кг</text:span></text:p>
          </table:table-cell>
        </table:table-row>
      </table:table>
      <text:p text:style-name="P32"/>
      <text:p text:style-name="Standard"><text:span text:style-name="T24">Относительная погр</text:span><text:span text:style-name="T30">e</text:span><text:span text:style-name="T24">шность </text:span><text:span text:style-name="T30">измерени</text:span><text:span text:style-name="T37">й</text:span><text:span text:style-name="T24"> 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5" text:outline-level="2"><text:span text:style-name="T20">- </text:span><text:span text:style-name="T19">МКС-АТ1125</text:span><text:span text:style-name="T72">: </text:span><text:span text:style-name="T94"><text:s/></text:span><text:span text:style-name="T96">± </text:span><text:span text:style-name="T95">15</text:span><text:span text:style-name="T96"> %</text:span><text:span text:style-name="T9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5" text:outline-level="2"><text:span text:style-name="T20">- </text:span><text:span text:style-name="T19">МКС-АТ1125А</text:span><text:span text:style-name="T72">: </text:span><text:span text:style-name="T94"><text:s/></text:span><text:span text:style-name="T96">± </text:span><text:span text:style-name="T95">15</text:span><text:span text:style-name="T96"> %</text:span><text:span text:style-name="T9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5" text:outline-level="2"><text:span text:style-name="T20">- </text:span><text:span text:style-name="T19">БДПС</text:span><text:span text:style-name="T72">-02:</text:span><text:span text:style-name="T94"> <text:s/></text:span><text:span text:style-name="T96">± 20 %</text:span><text:span text:style-name="T97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27">УА радионуклида <text:span text:style-name="T81">137</text:span><text:span text:style-name="T4">Cs</text:span><text:span text:style-name="T11">: </text:span><text:span text:style-name="T91">± 20 %</text:span><text:span text:style-name="T89">;</text:span></text:p>
          </table:table-cell>
        </table:table-row>
      </table:table>
      <text:p text:style-name="P40"><text:span text:style-name="Основной_20_шрифт_20_абзаца"><text:span text:style-name="T67"/></text:span></text:p>
      <text:p text:style-name="P15"><text:span text:style-name="T46">1. Внешний осмотр (Соответствует МП):</text:span><text:span text:style-name="T47"><text:tab/></text:span><text:span text:style-name="Основной_20_шрифт_20_абзаца"><text:span text:style-name="T44">ДА </text:span></text:span><text:span text:style-name="Основной_20_шрифт_20_абзаца"><text:span text:style-name="T58">□</text:span></text:span><text:span text:style-name="Основной_20_шрифт_20_абзаца"><text:span text:style-name="T48"><text:tab/></text:span></text:span><text:span text:style-name="Основной_20_шрифт_20_абзаца"><text:span text:style-name="T44"><text:tab/>НЕТ </text:span></text:span><text:span text:style-name="Основной_20_шрифт_20_абзаца"><text:span text:style-name="T58">□</text:span></text:span></text:p>
      <text:p text:style-name="P15"><text:span text:style-name="Основной_20_шрифт_20_абзаца"><text:span text:style-name="T66"/></text:span></text:p>
      <text:p text:style-name="P15"><text:span text:style-name="T43">2. Опробование (Соответствует МП):</text:span><text:span text:style-name="T49"><text:tab/><text:tab/></text:span><text:span text:style-name="Основной_20_шрифт_20_абзаца"><text:span text:style-name="T44">ДА </text:span></text:span><text:span text:style-name="Основной_20_шрифт_20_абзаца"><text:span text:style-name="T58">□</text:span></text:span><text:span text:style-name="Основной_20_шрифт_20_абзаца"><text:span text:style-name="T48"><text:tab/></text:span></text:span><text:span text:style-name="Основной_20_шрифт_20_абзаца"><text:span text:style-name="T44"><text:tab/>НЕТ </text:span></text:span><text:span text:style-name="Основной_20_шрифт_20_абзаца"><text:span text:style-name="T58">□</text:span></text:span></text:p>
      <text:p text:style-name="P13"/>
      <text:p text:style-name="P15"><text:span text:style-name="Основной_20_шрифт_20_абзаца"><text:span text:style-name="T34">Идентификационные данные (признаки):</text:span></text:span></text:p>
      <text:p text:style-name="P15"><text:span text:style-name="Основной_20_шрифт_20_абзаца"><text:span text:style-name="T50"><text:tab/></text:span></text:span><text:span text:style-name="Основной_20_шрифт_20_абзаца"><text:span text:style-name="T63">- </text:span></text:span><text:span text:style-name="Основной_20_шрифт_20_абзаца"><text:span text:style-name="T35">идентификационное наименование ПО:<text:tab/><text:tab/></text:span></text:span><text:span text:style-name="Основной_20_шрифт_20_абзаца"><text:span text:style-name="T36">A</text:span></text:span><text:span text:style-name="Основной_20_шрифт_20_абзаца"><text:span text:style-name="T31">texch.exe</text:span></text:span></text:p>
      <text:p text:style-name="P46"><text:span text:style-name="Основной_20_шрифт_20_абзаца"><text:span text:style-name="T12"><text:tab/></text:span></text:span><text:span text:style-name="Основной_20_шрифт_20_абзаца"><text:span text:style-name="T3">- </text:span></text:span><text:span text:style-name="Основной_20_шрифт_20_абзаца"><text:span text:style-name="T12">номер версии (идентификационный номер) ПО:<text:tab/></text:span></text:span><text:span text:style-name="Основной_20_шрифт_20_абзаца"><text:span text:style-name="T13">1.</text:span></text:span><text:span text:style-name="Основной_20_шрифт_20_абзаца"><text:span text:style-name="T6">7.25.104</text:span></text:span></text:p>
      <text:p text:style-name="P13"/>
      <text:p text:style-name="P8">3. Определение метрологических характеристик:</text:p>
      <table:table table:name="1125" table:style-name="_31_125">
        <table:table-column table:style-name="_31_125.A"/>
        <table:table-column table:style-name="_31_125.B" table:number-columns-repeated="8"/>
        <table:table-column table:style-name="_31_125.J"/>
        <table:table-row>
          <table:table-cell table:style-name="_31_125.A1" table:number-columns-spanned="10" office:value-type="string">
            <text:p text:style-name="P51"><text:span text:style-name="T16">Определение основной относительной погрешности </text:span><text:span text:style-name="T17">при </text:span><text:span text:style-name="T17">измерени</text:span><text:span text:style-name="T17">и</text:span><text:span text:style-name="T17"> мощност</text:span><text:span text:style-name="T17">и</text:span><text:span text:style-name="T16"> </text:span><text:span text:style-name="T17">амбиентно</text:span><text:span text:style-name="T17">го</text:span><text:span text:style-name="T17"> эквивалент</text:span><text:span text:style-name="T17">а</text:span><text:span text:style-name="T16"> </text:span><text:span text:style-name="T17">дозы </text:span><text:span text:style-name="Основной_20_шрифт_20_абзаца"><text:span text:style-name="T18">γ-</text:span></text:span><text:span text:style-name="T17">излучения</text:span><text:span text:style-name="T16"> дозиметра-радиометра МКС-AT1125 зав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office:value-type="string">
            <text:p text:style-name="P3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_31_125.B2" office:value-type="string">
            <text:p text:style-name="P4">№ ист.</text:p>
          </table:table-cell>
          <table:table-cell table:style-name="_31_125.B2" office:value-type="string">
            <text:p text:style-name="P19"><text:span text:style-name="Основной_20_шрифт_20_абзаца"><text:span text:style-name="T59">d</text:span></text:span><text:span text:style-name="T62">,</text:span><text:span text:style-name="T60"> см</text:span></text:p>
          </table:table-cell>
          <table:table-cell table:style-name="_31_125.B2" table:number-columns-spanned="3" office:value-type="string">
            <text:p text:style-name="P3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_31_125.B2" office:value-type="string">
            <text:p text:style-name="P3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_31_125.B2" office:value-type="string">
            <text:p text:style-name="P19"><text:span text:style-name="T6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5">%</text:p>
          </table:table-cell>
          <table:table-cell table:style-name="_31_125.B2" office:value-type="string">
            <text:p text:style-name="P19"><text:span text:style-name="T6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6">%</text:p>
          </table:table-cell>
          <table:table-cell table:style-name="_31_125.J2" office:value-type="string">
            <text:p text:style-name="P19"><text:span text:style-name="T6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5">%</text:p>
          </table:table-cell>
        </table:table-row>
        <table:table-row>
          <table:table-cell table:style-name="_31_125.A3" office:value-type="string">
            <text:p text:style-name="P33">фон (мкЗв/ч)</text:p>
          </table:table-cell>
          <table:table-cell table:style-name="_31_125.B3" office:value-type="string">
            <text:p text:style-name="P34">—</text:p>
          </table:table-cell>
          <table:table-cell table:style-name="_31_125.B3" office:value-type="string">
            <text:p text:style-name="P34">—</text:p>
          </table:table-cell>
          <table:table-cell table:style-name="_31_125.B3" office:value-type="string">
            <text:p text:style-name="P34">$bg1$</text:p>
          </table:table-cell>
          <table:table-cell table:style-name="_31_125.B3" office:value-type="string">
            <text:p text:style-name="P34">$bg2$</text:p>
          </table:table-cell>
          <table:table-cell table:style-name="_31_125.B3" office:value-type="string">
            <text:p text:style-name="P34">$bg3$</text:p>
          </table:table-cell>
          <table:table-cell table:style-name="_31_125.B3" office:value-type="string">
            <text:p text:style-name="P34">$bgavg$</text:p>
          </table:table-cell>
          <table:table-cell table:style-name="_31_125.B3" office:value-type="string">
            <text:p text:style-name="P34">—</text:p>
          </table:table-cell>
          <table:table-cell table:style-name="_31_125.B3" office:value-type="string">
            <text:p text:style-name="P34">—</text:p>
          </table:table-cell>
          <table:table-cell table:style-name="_31_125.J3" office:value-type="string">
            <text:p text:style-name="P34">—</text:p>
          </table:table-cell>
        </table:table-row>
        <table:table-row>
          <table:table-cell table:style-name="_31_125.A3" office:value-type="string">
            <text:p text:style-name="P56">0,<text:span text:style-name="T11">24</text:span> мкЗв/ч</text:p>
          </table:table-cell>
          <table:table-cell table:style-name="_31_125.B3" office:value-type="string">
            <text:p text:style-name="P57">$1-30</text:p>
          </table:table-cell>
          <table:table-cell table:style-name="_31_125.B3" office:value-type="string">
            <text:p text:style-name="P57">$1-40</text:p>
          </table:table-cell>
          <table:table-cell table:style-name="_31_125.B3" office:value-type="string">
            <text:p text:style-name="P57">$1-60</text:p>
          </table:table-cell>
          <table:table-cell table:style-name="_31_125.B3" office:value-type="string">
            <text:p text:style-name="P57">$1-70</text:p>
          </table:table-cell>
          <table:table-cell table:style-name="_31_125.B3" office:value-type="string">
            <text:p text:style-name="P57">$1-80</text:p>
          </table:table-cell>
          <table:table-cell table:style-name="_31_125.B3" office:value-type="string">
            <text:p text:style-name="P57">$1-00</text:p>
          </table:table-cell>
          <table:table-cell table:style-name="_31_125.B3" office:value-type="string">
            <text:p text:style-name="P57">$1-10</text:p>
          </table:table-cell>
          <table:table-cell table:style-name="_31_125.B3" office:value-type="string">
            <text:p text:style-name="P57">$1-20</text:p>
          </table:table-cell>
          <table:table-cell table:style-name="_31_125.J4" table:number-rows-spanned="5" office:value-type="string">
            <text:p text:style-name="P23">±<text:span text:style-name="T11">15</text:span></text:p>
          </table:table-cell>
        </table:table-row>
        <table:table-row>
          <table:table-cell table:style-name="_31_125.A3" office:value-type="string">
            <text:p text:style-name="P56"><text:span text:style-name="T11">0,</text:span>7 мкЗв/ч</text:p>
          </table:table-cell>
          <table:table-cell table:style-name="_31_125.B3" office:value-type="string">
            <text:p text:style-name="P57">$1-31</text:p>
          </table:table-cell>
          <table:table-cell table:style-name="_31_125.B3" office:value-type="string">
            <text:p text:style-name="P57">$1-41</text:p>
          </table:table-cell>
          <table:table-cell table:style-name="_31_125.B3" office:value-type="string">
            <text:p text:style-name="P57">$1-61</text:p>
          </table:table-cell>
          <table:table-cell table:style-name="_31_125.B3" office:value-type="string">
            <text:p text:style-name="P57">$1-71</text:p>
          </table:table-cell>
          <table:table-cell table:style-name="_31_125.B3" office:value-type="string">
            <text:p text:style-name="P57">$1-81</text:p>
          </table:table-cell>
          <table:table-cell table:style-name="_31_125.B3" office:value-type="string">
            <text:p text:style-name="P57">$1-01</text:p>
          </table:table-cell>
          <table:table-cell table:style-name="_31_125.B3" office:value-type="string">
            <text:p text:style-name="P57">$1-11</text:p>
          </table:table-cell>
          <table:table-cell table:style-name="_31_125.B3" office:value-type="string">
            <text:p text:style-name="P57">$1-21</text:p>
          </table:table-cell>
          <table:covered-table-cell/>
        </table:table-row>
        <table:table-row>
          <table:table-cell table:style-name="_31_125.A3" office:value-type="string">
            <text:p text:style-name="P56">7 мкЗв/ч</text:p>
          </table:table-cell>
          <table:table-cell table:style-name="_31_125.B3" office:value-type="string">
            <text:p text:style-name="P57">$1-32</text:p>
          </table:table-cell>
          <table:table-cell table:style-name="_31_125.B3" office:value-type="string">
            <text:p text:style-name="P57">$1-42</text:p>
          </table:table-cell>
          <table:table-cell table:style-name="_31_125.B3" office:value-type="string">
            <text:p text:style-name="P57">$1-62</text:p>
          </table:table-cell>
          <table:table-cell table:style-name="_31_125.B3" office:value-type="string">
            <text:p text:style-name="P57">$1-72</text:p>
          </table:table-cell>
          <table:table-cell table:style-name="_31_125.B3" office:value-type="string">
            <text:p text:style-name="P57">$1-82</text:p>
          </table:table-cell>
          <table:table-cell table:style-name="_31_125.B3" office:value-type="string">
            <text:p text:style-name="P57">$1-02</text:p>
          </table:table-cell>
          <table:table-cell table:style-name="_31_125.B3" office:value-type="string">
            <text:p text:style-name="P57">$1-12</text:p>
          </table:table-cell>
          <table:table-cell table:style-name="_31_125.B3" office:value-type="string">
            <text:p text:style-name="P57">$1-22</text:p>
          </table:table-cell>
          <table:covered-table-cell/>
        </table:table-row>
        <table:table-row>
          <table:table-cell table:style-name="_31_125.A3" office:value-type="string">
            <text:p text:style-name="P56">7<text:span text:style-name="T11">0</text:span> мкЗв/ч</text:p>
          </table:table-cell>
          <table:table-cell table:style-name="_31_125.B3" office:value-type="string">
            <text:p text:style-name="P57">$1-33</text:p>
          </table:table-cell>
          <table:table-cell table:style-name="_31_125.B3" office:value-type="string">
            <text:p text:style-name="P57">$1-43</text:p>
          </table:table-cell>
          <table:table-cell table:style-name="_31_125.B3" office:value-type="string">
            <text:p text:style-name="P57">$1-63</text:p>
          </table:table-cell>
          <table:table-cell table:style-name="_31_125.B3" office:value-type="string">
            <text:p text:style-name="P57">$1-73</text:p>
          </table:table-cell>
          <table:table-cell table:style-name="_31_125.B3" office:value-type="string">
            <text:p text:style-name="P57">$1-83</text:p>
          </table:table-cell>
          <table:table-cell table:style-name="_31_125.B3" office:value-type="string">
            <text:p text:style-name="P57">$1-03</text:p>
          </table:table-cell>
          <table:table-cell table:style-name="_31_125.B3" office:value-type="string">
            <text:p text:style-name="P57">$1-13</text:p>
          </table:table-cell>
          <table:table-cell table:style-name="_31_125.B3" office:value-type="string">
            <text:p text:style-name="P57">$1-23</text:p>
          </table:table-cell>
          <table:covered-table-cell/>
        </table:table-row>
        <table:table-row>
          <table:table-cell table:style-name="_31_125.A3" office:value-type="string">
            <text:p text:style-name="P56"><text:span text:style-name="T11">240</text:span> мкЗв/ч</text:p>
          </table:table-cell>
          <table:table-cell table:style-name="_31_125.B3" office:value-type="string">
            <text:p text:style-name="P57">$1-34</text:p>
          </table:table-cell>
          <table:table-cell table:style-name="_31_125.B3" office:value-type="string">
            <text:p text:style-name="P57">$1-44</text:p>
          </table:table-cell>
          <table:table-cell table:style-name="_31_125.B3" office:value-type="string">
            <text:p text:style-name="P57">$1-64</text:p>
          </table:table-cell>
          <table:table-cell table:style-name="_31_125.B3" office:value-type="string">
            <text:p text:style-name="P57">$1-74</text:p>
          </table:table-cell>
          <table:table-cell table:style-name="_31_125.B3" office:value-type="string">
            <text:p text:style-name="P57">$1-84</text:p>
          </table:table-cell>
          <table:table-cell table:style-name="_31_125.B3" office:value-type="string">
            <text:p text:style-name="P57">$1-04</text:p>
          </table:table-cell>
          <table:table-cell table:style-name="_31_125.B3" office:value-type="string">
            <text:p text:style-name="P57">$1-14</text:p>
          </table:table-cell>
          <table:table-cell table:style-name="_31_125.B3" office:value-type="string">
            <text:p text:style-name="P57">$1-24</text:p>
          </table:table-cell>
          <table:covered-table-cell/>
        </table:table-row>
        <table:table-row>
          <table:table-cell table:style-name="_31_125.A9" table:number-columns-spanned="10" office:value-type="string">
            <text:p text:style-name="P36">В точк<text:span text:style-name="T11">ах</text:span> <text:span text:style-name="T11">0,24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8"/>
        <table:table-column table:style-name="_31_125A.J"/>
        <text:soft-page-break/>
        <table:table-row>
          <table:table-cell table:style-name="_31_125A.A1" table:number-columns-spanned="10" office:value-type="string">
            <text:p text:style-name="P51"><text:span text:style-name="T14">Определение основной относительной погрешно</text:span><text:span text:style-name="T16">сти </text:span><text:span text:style-name="T17">при </text:span><text:span text:style-name="T17">измерени</text:span><text:span text:style-name="T17">и</text:span><text:span text:style-name="T17"> мощност</text:span><text:span text:style-name="T17">и</text:span><text:span text:style-name="T16"> </text:span><text:span text:style-name="T17">амбиентно</text:span><text:span text:style-name="T17">го</text:span><text:span text:style-name="T17"> эквивалент</text:span><text:span text:style-name="T17">а</text:span><text:span text:style-name="T16"> </text:span><text:span text:style-name="T17">дозы </text:span><text:span text:style-name="Основной_20_шрифт_20_абзаца"><text:span text:style-name="T18">γ-</text:span></text:span><text:span text:style-name="T17">излучения</text:span><text:span text:style-name="T16"> дозиметра-радиометра МКС-AT1125A зав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office:value-type="string">
            <text:p text:style-name="P33"><draw:frame draw:style-name="fr1" draw:name="Объект1" text:anchor-type="as-char" svg:y="-0.172in" svg:width="0.6346in" style:rel-width="scale" svg:height="0.2327in" style:rel-height="scale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_31_125A.B2" office:value-type="string">
            <text:p text:style-name="P4">№ ист.</text:p>
          </table:table-cell>
          <table:table-cell table:style-name="_31_125A.B2" office:value-type="string">
            <text:p text:style-name="P19"><text:span text:style-name="Основной_20_шрифт_20_абзаца"><text:span text:style-name="T59">d</text:span></text:span><text:span text:style-name="T62">,</text:span><text:span text:style-name="T60"> см</text:span></text:p>
          </table:table-cell>
          <table:table-cell table:style-name="_31_125A.B2" table:number-columns-spanned="3" office:value-type="string">
            <text:p text:style-name="P33">Показания прибора, <text:s text:c="6"/><draw:frame draw:style-name="fr2" draw:name="Объект2" text:anchor-type="as-char" svg:width="0.5909in" style:rel-width="scale" svg:height="0.2335in" style:rel-height="scale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covered-table-cell/>
          <table:covered-table-cell/>
          <table:table-cell table:style-name="_31_125A.B2" office:value-type="string">
            <text:p text:style-name="P33"><draw:frame draw:style-name="fr2" draw:name="Объект3" text:anchor-type="as-char" svg:width="0.5909in" style:rel-width="scale" svg:height="0.2354in" style:rel-height="scale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_31_125A.B2" office:value-type="string">
            <text:p text:style-name="P19"><text:span text:style-name="T60"><draw:frame draw:style-name="fr2" draw:name="Объект4" text:anchor-type="as-char" svg:width="0.3555in" style:rel-width="scale" svg:height="0.2091in" style:rel-height="scale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5">%</text:p>
          </table:table-cell>
          <table:table-cell table:style-name="_31_125A.B2" office:value-type="string">
            <text:p text:style-name="P19"><text:span text:style-name="T60"><draw:frame draw:style-name="fr2" draw:name="Объект5" text:anchor-type="as-char" svg:width="0.3728in" style:rel-width="scale" svg:height="0.2091in" style:rel-height="scale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6">%</text:p>
          </table:table-cell>
          <table:table-cell table:style-name="_31_125A.J2" office:value-type="string">
            <text:p text:style-name="P19"><text:span text:style-name="T60"><draw:frame draw:style-name="fr2" draw:name="Объект6" text:anchor-type="as-char" svg:width="0.3799in" style:rel-width="scale" svg:height="0.2091in" style:rel-height="scale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Основной_20_шрифт_20_абзаца"><text:span text:style-name="T61">,</text:span></text:span></text:p>
            <text:p text:style-name="P5">%</text:p>
          </table:table-cell>
        </table:table-row>
        <table:table-row>
          <table:table-cell table:style-name="_31_125A.A3" office:value-type="string">
            <text:p text:style-name="P33">фон (мкЗв/ч)</text:p>
          </table:table-cell>
          <table:table-cell table:style-name="_31_125A.B3" office:value-type="string">
            <text:p text:style-name="P34">—</text:p>
          </table:table-cell>
          <table:table-cell table:style-name="_31_125A.B3" office:value-type="string">
            <text:p text:style-name="P34">—</text:p>
          </table:table-cell>
          <table:table-cell table:style-name="_31_125A.B3" office:value-type="string">
            <text:p text:style-name="P34">$bg1$</text:p>
          </table:table-cell>
          <table:table-cell table:style-name="_31_125A.B3" office:value-type="string">
            <text:p text:style-name="P34">$bg2$</text:p>
          </table:table-cell>
          <table:table-cell table:style-name="_31_125A.B3" office:value-type="string">
            <text:p text:style-name="P34">$bg3$</text:p>
          </table:table-cell>
          <table:table-cell table:style-name="_31_125A.B3" office:value-type="string">
            <text:p text:style-name="P34">$bgavg$</text:p>
          </table:table-cell>
          <table:table-cell table:style-name="_31_125A.B3" office:value-type="string">
            <text:p text:style-name="P34">—</text:p>
          </table:table-cell>
          <table:table-cell table:style-name="_31_125A.B3" office:value-type="string">
            <text:p text:style-name="P34">—</text:p>
          </table:table-cell>
          <table:table-cell table:style-name="_31_125A.J3" office:value-type="string">
            <text:p text:style-name="P34">—</text:p>
          </table:table-cell>
        </table:table-row>
        <table:table-row>
          <table:table-cell table:style-name="_31_125A.A3" office:value-type="string">
            <text:p text:style-name="P56">0,<text:span text:style-name="T11">24</text:span> мкЗв/ч</text:p>
          </table:table-cell>
          <table:table-cell table:style-name="_31_125A.B3" office:value-type="string">
            <text:p text:style-name="P57">$2-30</text:p>
          </table:table-cell>
          <table:table-cell table:style-name="_31_125A.B3" office:value-type="string">
            <text:p text:style-name="P57">$2-40</text:p>
          </table:table-cell>
          <table:table-cell table:style-name="_31_125A.B3" office:value-type="string">
            <text:p text:style-name="P57">$2-60</text:p>
          </table:table-cell>
          <table:table-cell table:style-name="_31_125A.B3" office:value-type="string">
            <text:p text:style-name="P57">$2-70</text:p>
          </table:table-cell>
          <table:table-cell table:style-name="_31_125A.B3" office:value-type="string">
            <text:p text:style-name="P57">$2-80</text:p>
          </table:table-cell>
          <table:table-cell table:style-name="_31_125A.B3" office:value-type="string">
            <text:p text:style-name="P57">$2-00</text:p>
          </table:table-cell>
          <table:table-cell table:style-name="_31_125A.B3" office:value-type="string">
            <text:p text:style-name="P57">$2-10</text:p>
          </table:table-cell>
          <table:table-cell table:style-name="_31_125A.B3" office:value-type="string">
            <text:p text:style-name="P57">$2-20</text:p>
          </table:table-cell>
          <table:table-cell table:style-name="_31_125A.J4" table:number-rows-spanned="8" office:value-type="string">
            <text:p text:style-name="P23">±<text:span text:style-name="T11">15</text:span></text:p>
          </table:table-cell>
        </table:table-row>
        <table:table-row>
          <table:table-cell table:style-name="_31_125A.A3" office:value-type="string">
            <text:p text:style-name="P56"><text:span text:style-name="T11">0,</text:span>7 мкЗв/ч</text:p>
          </table:table-cell>
          <table:table-cell table:style-name="_31_125A.B3" office:value-type="string">
            <text:p text:style-name="P57">$2-31</text:p>
          </table:table-cell>
          <table:table-cell table:style-name="_31_125A.B3" office:value-type="string">
            <text:p text:style-name="P57">$2-41</text:p>
          </table:table-cell>
          <table:table-cell table:style-name="_31_125A.B3" office:value-type="string">
            <text:p text:style-name="P57">$2-61</text:p>
          </table:table-cell>
          <table:table-cell table:style-name="_31_125A.B3" office:value-type="string">
            <text:p text:style-name="P57">$2-71</text:p>
          </table:table-cell>
          <table:table-cell table:style-name="_31_125A.B3" office:value-type="string">
            <text:p text:style-name="P57">$2-81</text:p>
          </table:table-cell>
          <table:table-cell table:style-name="_31_125A.B3" office:value-type="string">
            <text:p text:style-name="P57">$2-01</text:p>
          </table:table-cell>
          <table:table-cell table:style-name="_31_125A.B3" office:value-type="string">
            <text:p text:style-name="P57">$2-11</text:p>
          </table:table-cell>
          <table:table-cell table:style-name="_31_125A.B3" office:value-type="string">
            <text:p text:style-name="P57">$2-21</text:p>
          </table:table-cell>
          <table:covered-table-cell/>
        </table:table-row>
        <table:table-row>
          <table:table-cell table:style-name="_31_125A.A3" office:value-type="string">
            <text:p text:style-name="P56">7 мкЗв/ч</text:p>
          </table:table-cell>
          <table:table-cell table:style-name="_31_125A.B3" office:value-type="string">
            <text:p text:style-name="P57">$2-32</text:p>
          </table:table-cell>
          <table:table-cell table:style-name="_31_125A.B3" office:value-type="string">
            <text:p text:style-name="P57">$2-42</text:p>
          </table:table-cell>
          <table:table-cell table:style-name="_31_125A.B3" office:value-type="string">
            <text:p text:style-name="P57">$2-62</text:p>
          </table:table-cell>
          <table:table-cell table:style-name="_31_125A.B3" office:value-type="string">
            <text:p text:style-name="P57">$2-72</text:p>
          </table:table-cell>
          <table:table-cell table:style-name="_31_125A.B3" office:value-type="string">
            <text:p text:style-name="P57">$2-82</text:p>
          </table:table-cell>
          <table:table-cell table:style-name="_31_125A.B3" office:value-type="string">
            <text:p text:style-name="P57">$2-02</text:p>
          </table:table-cell>
          <table:table-cell table:style-name="_31_125A.B3" office:value-type="string">
            <text:p text:style-name="P57">$2-12</text:p>
          </table:table-cell>
          <table:table-cell table:style-name="_31_125A.B3" office:value-type="string">
            <text:p text:style-name="P57">$2-22</text:p>
          </table:table-cell>
          <table:covered-table-cell/>
        </table:table-row>
        <table:table-row>
          <table:table-cell table:style-name="_31_125A.A3" office:value-type="string">
            <text:p text:style-name="P56">7<text:span text:style-name="T11">0</text:span> <text:span text:style-name="T11">мкЗв</text:span>/ч</text:p>
          </table:table-cell>
          <table:table-cell table:style-name="_31_125A.B3" office:value-type="string">
            <text:p text:style-name="P57">$2-33</text:p>
          </table:table-cell>
          <table:table-cell table:style-name="_31_125A.B3" office:value-type="string">
            <text:p text:style-name="P57">$2-43</text:p>
          </table:table-cell>
          <table:table-cell table:style-name="_31_125A.B3" office:value-type="string">
            <text:p text:style-name="P57">$2-63</text:p>
          </table:table-cell>
          <table:table-cell table:style-name="_31_125A.B3" office:value-type="string">
            <text:p text:style-name="P57">$2-73</text:p>
          </table:table-cell>
          <table:table-cell table:style-name="_31_125A.B3" office:value-type="string">
            <text:p text:style-name="P57">$2-83</text:p>
          </table:table-cell>
          <table:table-cell table:style-name="_31_125A.B3" office:value-type="string">
            <text:p text:style-name="P57">$2-03</text:p>
          </table:table-cell>
          <table:table-cell table:style-name="_31_125A.B3" office:value-type="string">
            <text:p text:style-name="P57">$2-13</text:p>
          </table:table-cell>
          <table:table-cell table:style-name="_31_125A.B3" office:value-type="string">
            <text:p text:style-name="P57">$2-23</text:p>
          </table:table-cell>
          <table:covered-table-cell/>
        </table:table-row>
        <table:table-row>
          <table:table-cell table:style-name="_31_125A.A3" office:value-type="string">
            <text:p text:style-name="P56"><text:span text:style-name="T11">240</text:span> <text:span text:style-name="T11">мкЗв</text:span>/ч</text:p>
          </table:table-cell>
          <table:table-cell table:style-name="_31_125A.B3" office:value-type="string">
            <text:p text:style-name="P57">$2-34</text:p>
          </table:table-cell>
          <table:table-cell table:style-name="_31_125A.B3" office:value-type="string">
            <text:p text:style-name="P57">$2-44</text:p>
          </table:table-cell>
          <table:table-cell table:style-name="_31_125A.B3" office:value-type="string">
            <text:p text:style-name="P57">$2-64</text:p>
          </table:table-cell>
          <table:table-cell table:style-name="_31_125A.B3" office:value-type="string">
            <text:p text:style-name="P57">$2-74</text:p>
          </table:table-cell>
          <table:table-cell table:style-name="_31_125A.B3" office:value-type="string">
            <text:p text:style-name="P57">$2-84</text:p>
          </table:table-cell>
          <table:table-cell table:style-name="_31_125A.B3" office:value-type="string">
            <text:p text:style-name="P57">$2-04</text:p>
          </table:table-cell>
          <table:table-cell table:style-name="_31_125A.B3" office:value-type="string">
            <text:p text:style-name="P57">$2-14</text:p>
          </table:table-cell>
          <table:table-cell table:style-name="_31_125A.B3" office:value-type="string">
            <text:p text:style-name="P57">$2-24</text:p>
          </table:table-cell>
          <table:covered-table-cell/>
        </table:table-row>
        <table:table-row>
          <table:table-cell table:style-name="_31_125A.A3" office:value-type="string">
            <text:p text:style-name="P56"><text:span text:style-name="T11">0,</text:span>7 мЗв/ч</text:p>
          </table:table-cell>
          <table:table-cell table:style-name="_31_125A.B3" office:value-type="string">
            <text:p text:style-name="P57">$2-35</text:p>
          </table:table-cell>
          <table:table-cell table:style-name="_31_125A.B3" office:value-type="string">
            <text:p text:style-name="P57">$2-45</text:p>
          </table:table-cell>
          <table:table-cell table:style-name="_31_125A.B3" office:value-type="string">
            <text:p text:style-name="P57">$2-65</text:p>
          </table:table-cell>
          <table:table-cell table:style-name="_31_125A.B3" office:value-type="string">
            <text:p text:style-name="P57">$2-75</text:p>
          </table:table-cell>
          <table:table-cell table:style-name="_31_125A.B3" office:value-type="string">
            <text:p text:style-name="P57">$2-85</text:p>
          </table:table-cell>
          <table:table-cell table:style-name="_31_125A.B3" office:value-type="string">
            <text:p text:style-name="P57">$2-05</text:p>
          </table:table-cell>
          <table:table-cell table:style-name="_31_125A.B3" office:value-type="string">
            <text:p text:style-name="P57">$2-15</text:p>
          </table:table-cell>
          <table:table-cell table:style-name="_31_125A.B3" office:value-type="string">
            <text:p text:style-name="P57">$2-25</text:p>
          </table:table-cell>
          <table:covered-table-cell/>
        </table:table-row>
        <table:table-row>
          <table:table-cell table:style-name="_31_125A.A3" office:value-type="string">
            <text:p text:style-name="P56">7 мЗв/ч</text:p>
          </table:table-cell>
          <table:table-cell table:style-name="_31_125A.B3" office:value-type="string">
            <text:p text:style-name="P57">$2-36</text:p>
          </table:table-cell>
          <table:table-cell table:style-name="_31_125A.B3" office:value-type="string">
            <text:p text:style-name="P57">$2-46</text:p>
          </table:table-cell>
          <table:table-cell table:style-name="_31_125A.B3" office:value-type="string">
            <text:p text:style-name="P57">$2-66</text:p>
          </table:table-cell>
          <table:table-cell table:style-name="_31_125A.B3" office:value-type="string">
            <text:p text:style-name="P57">$2-76</text:p>
          </table:table-cell>
          <table:table-cell table:style-name="_31_125A.B3" office:value-type="string">
            <text:p text:style-name="P57">$2-86</text:p>
          </table:table-cell>
          <table:table-cell table:style-name="_31_125A.B3" office:value-type="string">
            <text:p text:style-name="P57">$2-06</text:p>
          </table:table-cell>
          <table:table-cell table:style-name="_31_125A.B3" office:value-type="string">
            <text:p text:style-name="P57">$2-16</text:p>
          </table:table-cell>
          <table:table-cell table:style-name="_31_125A.B3" office:value-type="string">
            <text:p text:style-name="P57">$2-26</text:p>
          </table:table-cell>
          <table:covered-table-cell/>
        </table:table-row>
        <table:table-row>
          <table:table-cell table:style-name="_31_125A.A3" office:value-type="string">
            <text:p text:style-name="P56">7<text:span text:style-name="T11">0</text:span> мЗв/ч</text:p>
          </table:table-cell>
          <table:table-cell table:style-name="_31_125A.B3" office:value-type="string">
            <text:p text:style-name="P57">$2-37</text:p>
          </table:table-cell>
          <table:table-cell table:style-name="_31_125A.B3" office:value-type="string">
            <text:p text:style-name="P57">$2-47</text:p>
          </table:table-cell>
          <table:table-cell table:style-name="_31_125A.B3" office:value-type="string">
            <text:p text:style-name="P57">$2-67</text:p>
          </table:table-cell>
          <table:table-cell table:style-name="_31_125A.B3" office:value-type="string">
            <text:p text:style-name="P57">$2-77</text:p>
          </table:table-cell>
          <table:table-cell table:style-name="_31_125A.B3" office:value-type="string">
            <text:p text:style-name="P57">$2-87</text:p>
          </table:table-cell>
          <table:table-cell table:style-name="_31_125A.B3" office:value-type="string">
            <text:p text:style-name="P57">$2-07</text:p>
          </table:table-cell>
          <table:table-cell table:style-name="_31_125A.B3" office:value-type="string">
            <text:p text:style-name="P57">$2-17</text:p>
          </table:table-cell>
          <table:table-cell table:style-name="_31_125A.B3" office:value-type="string">
            <text:p text:style-name="P57">$2-27</text:p>
          </table:table-cell>
          <table:covered-table-cell/>
        </table:table-row>
        <table:table-row>
          <table:table-cell table:style-name="_31_125A.A12" table:number-columns-spanned="10" office:value-type="string">
            <text:p text:style-name="P36">В точк<text:span text:style-name="T11">ах</text:span> <text:span text:style-name="T11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BZ" table:style-name="BZ">
        <table:table-column table:style-name="BZ.A" table:number-columns-repeated="10"/>
        <table:table-column table:style-name="BZ.K"/>
        <table:table-row>
          <table:table-cell table:style-name="BZ.A1" table:number-columns-spanned="11" office:value-type="string">
            <text:p text:style-name="P52">Определение основной относительной погрешности <text:span text:style-name="T11">при </text:span>измерени<text:span text:style-name="T11">и</text:span> <text:span text:style-name="T11">удельной активности радионуклида </text:span><text:span text:style-name="T83">137</text:span><text:span text:style-name="T11">Cs дозиметром-радиометром</text:span> МКС-$type<text:span text:style-name="T11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Z.A2" office:value-type="string">
            <text:p text:style-name="P7">№ ист.</text:p>
          </table:table-cell>
          <table:table-cell table:style-name="BZ.B2" office:value-type="string">
            <text:p text:style-name="P58"><text:span text:style-name="T4"><draw:frame draw:style-name="fr1" draw:name="Объект7" text:anchor-type="as-char" svg:y="-0.1484in" svg:width="0.2909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, </text:span>Бк</text:p>
          </table:table-cell>
          <table:table-cell table:style-name="BZ.B2" table:number-columns-spanned="4" office:value-type="string">
            <text:p text:style-name="P35">Показания прибора, <text:s/><draw:frame draw:style-name="fr1" draw:name="Объект8" text:anchor-type="as-char" svg:y="-0.1484in" svg:width="0.2283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11">Бк/кг</text:span></text:p>
          </table:table-cell>
          <table:covered-table-cell/>
          <table:covered-table-cell/>
          <table:covered-table-cell/>
          <table:table-cell table:style-name="BZ.B2" office:value-type="string">
            <text:p text:style-name="P35"><draw:frame draw:style-name="fr1" draw:name="Объект9" text:anchor-type="as-char" svg:y="-0.1484in" svg:width="0.2283in" style:rel-width="scale" svg:height="0.2098in" style:rel-height="scale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, <text:span text:style-name="T11">Бк/кг</text:span></text:p>
          </table:table-cell>
          <table:table-cell table:style-name="BZ.B2" office:value-type="string">
            <text:p text:style-name="P35"><draw:frame draw:style-name="fr1" draw:name="Объект10" text:anchor-type="as-char" svg:y="-0.1484in" svg:width="0.3693in" style:rel-width="scale" svg:height="0.2098in" style:rel-height="scale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, <text:span text:style-name="T11">Бк </text:span><text:span text:style-name="T77">k</text:span><text:span text:style-name="T4">=1.75</text:span></text:p>
          </table:table-cell>
          <table:table-cell table:style-name="BZ.B2" office:value-type="string">
            <text:p text:style-name="P19"><text:span text:style-name="T64"><draw:frame draw:style-name="fr1" draw:name="Объект11" text:anchor-type="as-char" svg:y="-0.1492in" svg:width="0.2638in" style:rel-width="scale" svg:height="0.2102in" style:rel-height="scale" draw:z-index="1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Основной_20_шрифт_20_абзаца"><text:span text:style-name="T65">, </text:span></text:span><text:span text:style-name="T65">%</text:span></text:p>
          </table:table-cell>
          <table:table-cell table:style-name="BZ.B2" office:value-type="string">
            <text:p text:style-name="P19"><text:span text:style-name="T65"><draw:frame draw:style-name="fr1" draw:name="Объект12" text:anchor-type="as-char" svg:y="-0.1484in" svg:width="0.3728in" style:rel-width="scale" svg:height="0.2098in" style:rel-height="scale" draw:z-index="2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Основной_20_шрифт_20_абзаца"><text:span text:style-name="T65">, </text:span></text:span><text:span text:style-name="T65">%</text:span></text:p>
          </table:table-cell>
          <table:table-cell table:style-name="BZ.K2" office:value-type="string">
            <text:p text:style-name="P22"><text:span text:style-name="T61"><draw:frame draw:style-name="fr2" draw:name="Объект20" text:anchor-type="as-char" svg:width="0.3555in" style:rel-width="scale" svg:height="0.2091in" style:rel-height="scale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61">, % не более</text:span></text:p>
          </table:table-cell>
        </table:table-row>
        <table:table-row>
          <table:table-cell table:style-name="BZ.A3" office:value-type="string">
            <text:p text:style-name="P60">$6-A0</text:p>
          </table:table-cell>
          <table:table-cell table:style-name="BZ.B3" office:value-type="string">
            <text:p text:style-name="P60">$6-90</text:p>
          </table:table-cell>
          <table:table-cell table:style-name="BZ.B3" office:value-type="string">
            <text:p text:style-name="P60">$6-B0</text:p>
          </table:table-cell>
          <table:table-cell table:style-name="BZ.B3" office:value-type="string">
            <text:p text:style-name="P60">$6-C0</text:p>
          </table:table-cell>
          <table:table-cell table:style-name="BZ.B3" office:value-type="string">
            <text:p text:style-name="P60">$6-D0</text:p>
          </table:table-cell>
          <table:table-cell table:style-name="BZ.B3" office:value-type="string">
            <text:p text:style-name="P57">$6-<text:span text:style-name="T4">E0</text:span></text:p>
          </table:table-cell>
          <table:table-cell table:style-name="BZ.B3" office:value-type="string">
            <text:p text:style-name="P57">$6-<text:span text:style-name="T4">F0</text:span></text:p>
          </table:table-cell>
          <table:table-cell table:style-name="BZ.B3" office:value-type="string">
            <text:p text:style-name="P57">$6-00</text:p>
          </table:table-cell>
          <table:table-cell table:style-name="BZ.B3" office:value-type="string">
            <text:p text:style-name="P57">$6-10</text:p>
          </table:table-cell>
          <table:table-cell table:style-name="BZ.J3" table:number-rows-spanned="4" office:value-type="string">
            <text:p text:style-name="P59">±20</text:p>
          </table:table-cell>
          <table:table-cell table:style-name="BZ.K3" office:value-type="string">
            <text:p text:style-name="P61">±<text:span text:style-name="T4">41</text:span></text:p>
          </table:table-cell>
        </table:table-row>
        <table:table-row>
          <table:table-cell table:style-name="BZ.A3" office:value-type="string">
            <text:p text:style-name="P60">$6-A1</text:p>
          </table:table-cell>
          <table:table-cell table:style-name="BZ.B3" office:value-type="string">
            <text:p text:style-name="P60">$6-91</text:p>
          </table:table-cell>
          <table:table-cell table:style-name="BZ.B3" office:value-type="string">
            <text:p text:style-name="P60">$6-B1</text:p>
          </table:table-cell>
          <table:table-cell table:style-name="BZ.B3" office:value-type="string">
            <text:p text:style-name="P60">$6-C1</text:p>
          </table:table-cell>
          <table:table-cell table:style-name="BZ.B3" office:value-type="string">
            <text:p text:style-name="P60">$6-D1</text:p>
          </table:table-cell>
          <table:table-cell table:style-name="BZ.B3" office:value-type="string">
            <text:p text:style-name="P57">$6-<text:span text:style-name="T4">E</text:span>1</text:p>
          </table:table-cell>
          <table:table-cell table:style-name="BZ.B3" office:value-type="string">
            <text:p text:style-name="P57">$6-<text:span text:style-name="T4">F</text:span>1</text:p>
          </table:table-cell>
          <table:table-cell table:style-name="BZ.B3" office:value-type="string">
            <text:p text:style-name="P57">$6-01</text:p>
          </table:table-cell>
          <table:table-cell table:style-name="BZ.B3" office:value-type="string">
            <text:p text:style-name="P57">$6-11</text:p>
          </table:table-cell>
          <table:covered-table-cell/>
          <table:table-cell table:style-name="BZ.K3" office:value-type="string">
            <text:p text:style-name="P61">±<text:span text:style-name="T11">26</text:span></text:p>
          </table:table-cell>
        </table:table-row>
        <table:table-row>
          <table:table-cell table:style-name="BZ.A3" office:value-type="string">
            <text:p text:style-name="P60">$6-A2</text:p>
          </table:table-cell>
          <table:table-cell table:style-name="BZ.B3" office:value-type="string">
            <text:p text:style-name="P60">$6-92</text:p>
          </table:table-cell>
          <table:table-cell table:style-name="BZ.B3" office:value-type="string">
            <text:p text:style-name="P57">$6-<text:span text:style-name="T4">B</text:span>2</text:p>
          </table:table-cell>
          <table:table-cell table:style-name="BZ.B3" office:value-type="string">
            <text:p text:style-name="P57">$6-<text:span text:style-name="T4">C</text:span>2</text:p>
          </table:table-cell>
          <table:table-cell table:style-name="BZ.B3" office:value-type="string">
            <text:p text:style-name="P57">$6-<text:span text:style-name="T4">D</text:span>2</text:p>
          </table:table-cell>
          <table:table-cell table:style-name="BZ.B3" office:value-type="string">
            <text:p text:style-name="P57">$6-<text:span text:style-name="T4">E</text:span>2</text:p>
          </table:table-cell>
          <table:table-cell table:style-name="BZ.B3" office:value-type="string">
            <text:p text:style-name="P57">$6-<text:span text:style-name="T4">F</text:span>2</text:p>
          </table:table-cell>
          <table:table-cell table:style-name="BZ.B3" office:value-type="string">
            <text:p text:style-name="P57">$6-02</text:p>
          </table:table-cell>
          <table:table-cell table:style-name="BZ.B3" office:value-type="string">
            <text:p text:style-name="P57">$6-12</text:p>
          </table:table-cell>
          <table:covered-table-cell/>
          <table:table-cell table:style-name="BZ.K3" office:value-type="string">
            <text:p text:style-name="P61">±<text:span text:style-name="T11">24</text:span></text:p>
          </table:table-cell>
        </table:table-row>
        <table:table-row>
          <table:table-cell table:style-name="BZ.A6" office:value-type="string">
            <text:p text:style-name="P60">$6-A3</text:p>
          </table:table-cell>
          <table:table-cell table:style-name="BZ.J3" office:value-type="string">
            <text:p text:style-name="P60">$6-93</text:p>
          </table:table-cell>
          <table:table-cell table:style-name="BZ.J3" office:value-type="string">
            <text:p text:style-name="P60">$6-B3</text:p>
          </table:table-cell>
          <table:table-cell table:style-name="BZ.J3" office:value-type="string">
            <text:p text:style-name="P60">$6-C3</text:p>
          </table:table-cell>
          <table:table-cell table:style-name="BZ.J3" office:value-type="string">
            <text:p text:style-name="P60">$6-D3</text:p>
          </table:table-cell>
          <table:table-cell table:style-name="BZ.J3" office:value-type="string">
            <text:p text:style-name="P57">$6-<text:span text:style-name="T4">E</text:span>3</text:p>
          </table:table-cell>
          <table:table-cell table:style-name="BZ.J3" office:value-type="string">
            <text:p text:style-name="P57">$6-<text:span text:style-name="T4">F</text:span>3</text:p>
          </table:table-cell>
          <table:table-cell table:style-name="BZ.J3" office:value-type="string">
            <text:p text:style-name="P57">$6-03</text:p>
          </table:table-cell>
          <table:table-cell table:style-name="BZ.J3" office:value-type="string">
            <text:p text:style-name="P57">$6-13</text:p>
          </table:table-cell>
          <table:covered-table-cell/>
          <table:table-cell table:style-name="BZ.K6" office:value-type="string">
            <text:p text:style-name="P61">±<text:span text:style-name="T11">24</text:span></text:p>
          </table:table-cell>
        </table:table-row>
      </table:table>
      <table:table table:name="BZsmall" table:style-name="BZsmall">
        <table:table-column table:style-name="BZsmall.A" table:number-columns-repeated="3"/>
        <table:table-column table:style-name="BZsmall.D"/>
        <table:table-column table:style-name="BZsmall.A" table:number-columns-repeated="3"/>
        <table:table-column table:style-name="BZsmall.H"/>
        <table:table-column table:style-name="BZsmall.A"/>
        <table:table-column table:style-name="BZsmall.J"/>
        <table:table-column table:style-name="BZsmall.K"/>
        <table:table-row>
          <table:table-cell table:style-name="BZsmall.A1" table:number-columns-spanned="11" office:value-type="string">
            <text:p text:style-name="P52">Определение основной относительной погрешности <text:span text:style-name="T11">при </text:span>измерени<text:span text:style-name="T11">и</text:span> <text:span text:style-name="T11">удельной активности радионуклида </text:span><text:span text:style-name="T83">137</text:span><text:span text:style-name="T11">Cs дозиметром-радиометром</text:span> МКС-$type<text:span text:style-name="T11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Zsmall.A2" office:value-type="string">
            <text:p text:style-name="P7">№ ист.</text:p>
          </table:table-cell>
          <table:table-cell table:style-name="BZsmall.B2" office:value-type="string">
            <text:p text:style-name="P58"><text:span text:style-name="T4"><draw:frame draw:style-name="fr1" draw:name="Объект33" text:anchor-type="as-char" svg:y="-0.1484in" svg:width="0.2909in" style:rel-width="scale" svg:height="0.2098in" style:rel-height="scale" draw:z-index="22"><draw:object xlink:href="./Object 39" xlink:type="simple" xlink:show="embed" xlink:actuate="onLoad"/><draw:image xlink:href="./ObjectReplacements/Object 39" xlink:type="simple" xlink:show="embed" xlink:actuate="onLoad"/></draw:frame></text:span><text:span text:style-name="T4">, </text:span>Бк</text:p>
          </table:table-cell>
          <table:table-cell table:style-name="BZsmall.B2" table:number-columns-spanned="4" office:value-type="string">
            <text:p text:style-name="P35">Показания прибора, <text:s/><draw:frame draw:style-name="fr1" draw:name="Объект34" text:anchor-type="as-char" svg:y="-0.1484in" svg:width="0.2283in" style:rel-width="scale" svg:height="0.2098in" style:rel-height="scale" draw:z-index="24"><draw:object xlink:href="./Object 40" xlink:type="simple" xlink:show="embed" xlink:actuate="onLoad"/><draw:image xlink:href="./ObjectReplacements/Object 40" xlink:type="simple" xlink:show="embed" xlink:actuate="onLoad"/></draw:frame>, <text:span text:style-name="T11">Бк/кг</text:span></text:p>
          </table:table-cell>
          <table:covered-table-cell/>
          <table:covered-table-cell/>
          <table:covered-table-cell/>
          <table:table-cell table:style-name="BZsmall.B2" office:value-type="string">
            <text:p text:style-name="P35"><draw:frame draw:style-name="fr1" draw:name="Объект35" text:anchor-type="as-char" svg:y="-0.1484in" svg:width="0.2283in" style:rel-width="scale" svg:height="0.2098in" style:rel-height="scale" draw:z-index="25"><draw:object xlink:href="./Object 41" xlink:type="simple" xlink:show="embed" xlink:actuate="onLoad"/><draw:image xlink:href="./ObjectReplacements/Object 41" xlink:type="simple" xlink:show="embed" xlink:actuate="onLoad"/></draw:frame>, <text:span text:style-name="T11">Бк/кг</text:span></text:p>
          </table:table-cell>
          <table:table-cell table:style-name="BZsmall.B2" office:value-type="string">
            <text:p text:style-name="P35"><draw:frame draw:style-name="fr1" draw:name="Объект36" text:anchor-type="as-char" svg:y="-0.1484in" svg:width="0.3693in" style:rel-width="scale" svg:height="0.2098in" style:rel-height="scale" draw:z-index="26"><draw:object xlink:href="./Object 42" xlink:type="simple" xlink:show="embed" xlink:actuate="onLoad"/><draw:image xlink:href="./ObjectReplacements/Object 42" xlink:type="simple" xlink:show="embed" xlink:actuate="onLoad"/></draw:frame>, <text:span text:style-name="T11">Бк </text:span><text:span text:style-name="T77">k</text:span><text:span text:style-name="T4">=1.75</text:span></text:p>
          </table:table-cell>
          <table:table-cell table:style-name="BZsmall.B2" office:value-type="string">
            <text:p text:style-name="P19"><text:span text:style-name="T64"><draw:frame draw:style-name="fr1" draw:name="Объект37" text:anchor-type="as-char" svg:y="-0.1492in" svg:width="0.2638in" style:rel-width="scale" svg:height="0.2102in" style:rel-height="scale" draw:z-index="27"><draw:object xlink:href="./Object 43" xlink:type="simple" xlink:show="embed" xlink:actuate="onLoad"/><draw:image xlink:href="./ObjectReplacements/Object 43" xlink:type="simple" xlink:show="embed" xlink:actuate="onLoad"/></draw:frame></text:span><text:span text:style-name="Основной_20_шрифт_20_абзаца"><text:span text:style-name="T65">, </text:span></text:span><text:span text:style-name="T65">%</text:span></text:p>
          </table:table-cell>
          <table:table-cell table:style-name="BZsmall.B2" office:value-type="string">
            <text:p text:style-name="P19"><text:span text:style-name="T65"><draw:frame draw:style-name="fr1" draw:name="Объект38" text:anchor-type="as-char" svg:y="-0.1484in" svg:width="0.3728in" style:rel-width="scale" svg:height="0.2098in" style:rel-height="scale" draw:z-index="29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65">, </text:span></text:span><text:span text:style-name="T65">%</text:span></text:p>
          </table:table-cell>
          <table:table-cell table:style-name="BZsmall.K2" office:value-type="string">
            <text:p text:style-name="P22"><text:span text:style-name="T61"><draw:frame draw:style-name="fr2" draw:name="Объект39" text:anchor-type="as-char" svg:width="0.3555in" style:rel-width="scale" svg:height="0.2091in" style:rel-height="scale" draw:z-index="30"><draw:object xlink:href="./Object 45" xlink:type="simple" xlink:show="embed" xlink:actuate="onLoad"/><draw:image xlink:href="./ObjectReplacements/Object 45" xlink:type="simple" xlink:show="embed" xlink:actuate="onLoad"/></draw:frame></text:span><text:span text:style-name="T61">, % не более</text:span></text:p>
          </table:table-cell>
        </table:table-row>
        <table:table-row>
          <table:table-cell table:style-name="BZsmall.A3" office:value-type="string">
            <text:p text:style-name="P60">$6-A1</text:p>
          </table:table-cell>
          <table:table-cell table:style-name="BZsmall.B3" office:value-type="string">
            <text:p text:style-name="P60">$6-91</text:p>
          </table:table-cell>
          <table:table-cell table:style-name="BZsmall.B3" office:value-type="string">
            <text:p text:style-name="P60">$6-B1</text:p>
          </table:table-cell>
          <table:table-cell table:style-name="BZsmall.B3" office:value-type="string">
            <text:p text:style-name="P60">$6-C1</text:p>
          </table:table-cell>
          <table:table-cell table:style-name="BZsmall.B3" office:value-type="string">
            <text:p text:style-name="P60">$6-D1</text:p>
          </table:table-cell>
          <table:table-cell table:style-name="BZsmall.B3" office:value-type="string">
            <text:p text:style-name="P57">$6-<text:span text:style-name="T4">E</text:span>1</text:p>
          </table:table-cell>
          <table:table-cell table:style-name="BZsmall.B3" office:value-type="string">
            <text:p text:style-name="P57">$6-<text:span text:style-name="T4">F</text:span>1</text:p>
          </table:table-cell>
          <table:table-cell table:style-name="BZsmall.B3" office:value-type="string">
            <text:p text:style-name="P57">$6-01</text:p>
          </table:table-cell>
          <table:table-cell table:style-name="BZsmall.B3" office:value-type="string">
            <text:p text:style-name="P57">$6-11</text:p>
          </table:table-cell>
          <table:table-cell table:style-name="BZsmall.J3" table:number-rows-spanned="3" office:value-type="string">
            <text:p text:style-name="P59">±20</text:p>
          </table:table-cell>
          <table:table-cell table:style-name="BZsmall.K3" office:value-type="string">
            <text:p text:style-name="P61">±<text:span text:style-name="T11">41</text:span></text:p>
          </table:table-cell>
        </table:table-row>
        <table:table-row>
          <table:table-cell table:style-name="BZsmall.A4" office:value-type="string">
            <text:p text:style-name="P60">$6-A2</text:p>
          </table:table-cell>
          <table:table-cell table:style-name="BZsmall.B4" office:value-type="string">
            <text:p text:style-name="P60">$6-92</text:p>
          </table:table-cell>
          <table:table-cell table:style-name="BZsmall.B4" office:value-type="string">
            <text:p text:style-name="P57">$6-<text:span text:style-name="T4">B</text:span>2</text:p>
          </table:table-cell>
          <table:table-cell table:style-name="BZsmall.B4" office:value-type="string">
            <text:p text:style-name="P57">$6-<text:span text:style-name="T4">C</text:span>2</text:p>
          </table:table-cell>
          <table:table-cell table:style-name="BZsmall.B4" office:value-type="string">
            <text:p text:style-name="P57">$6-<text:span text:style-name="T4">D</text:span>2</text:p>
          </table:table-cell>
          <table:table-cell table:style-name="BZsmall.B4" office:value-type="string">
            <text:p text:style-name="P57">$6-<text:span text:style-name="T4">E</text:span>2</text:p>
          </table:table-cell>
          <table:table-cell table:style-name="BZsmall.B4" office:value-type="string">
            <text:p text:style-name="P57">$6-<text:span text:style-name="T4">F</text:span>2</text:p>
          </table:table-cell>
          <table:table-cell table:style-name="BZsmall.B4" office:value-type="string">
            <text:p text:style-name="P57">$6-02</text:p>
          </table:table-cell>
          <table:table-cell table:style-name="BZsmall.B4" office:value-type="string">
            <text:p text:style-name="P57">$6-12</text:p>
          </table:table-cell>
          <table:covered-table-cell/>
          <table:table-cell table:style-name="BZsmall.K4" office:value-type="string">
            <text:p text:style-name="P61">±<text:span text:style-name="T11">24</text:span></text:p>
          </table:table-cell>
        </table:table-row>
        <table:table-row>
          <table:table-cell table:style-name="BZsmall.A5" office:value-type="string">
            <text:p text:style-name="P60">$6-A3</text:p>
          </table:table-cell>
          <table:table-cell table:style-name="BZsmall.B5" office:value-type="string">
            <text:p text:style-name="P60">$6-93</text:p>
          </table:table-cell>
          <table:table-cell table:style-name="BZsmall.B5" office:value-type="string">
            <text:p text:style-name="P60">$6-B3</text:p>
          </table:table-cell>
          <table:table-cell table:style-name="BZsmall.B5" office:value-type="string">
            <text:p text:style-name="P60">$6-C3</text:p>
          </table:table-cell>
          <table:table-cell table:style-name="BZsmall.B5" office:value-type="string">
            <text:p text:style-name="P60">$6-D3</text:p>
          </table:table-cell>
          <table:table-cell table:style-name="BZsmall.B5" office:value-type="string">
            <text:p text:style-name="P57">$6-<text:span text:style-name="T4">E</text:span>3</text:p>
          </table:table-cell>
          <table:table-cell table:style-name="BZsmall.B5" office:value-type="string">
            <text:p text:style-name="P57">$6-<text:span text:style-name="T4">F</text:span>3</text:p>
          </table:table-cell>
          <table:table-cell table:style-name="BZsmall.B5" office:value-type="string">
            <text:p text:style-name="P57">$6-03</text:p>
          </table:table-cell>
          <table:table-cell table:style-name="BZsmall.B5" office:value-type="string">
            <text:p text:style-name="P57">$6-13</text:p>
          </table:table-cell>
          <table:covered-table-cell/>
          <table:table-cell table:style-name="BZsmall.K5" office:value-type="string">
            <text:p text:style-name="P61">±<text:span text:style-name="T11">24</text:span></text:p>
          </table:table-cell>
        </table:table-row>
      </table:table>
      <table:table table:name="BDPS_a" table:style-name="BDPS_5f_a">
        <table:table-column table:style-name="BDPS_5f_a.A"/>
        <table:table-column table:style-name="BDPS_5f_a.B" table:number-columns-repeated="7"/>
        <table:table-column table:style-name="BDPS_5f_a.I"/>
        <table:table-row>
          <table:table-cell table:style-name="BDPS_5f_a.A1" table:number-columns-spanned="9" office:value-type="string">
            <text:p text:style-name="P47"><text:span text:style-name="Основной_20_шрифт_20_абзаца"><text:span text:style-name="T90">Определение основной относительной погрешности </text:span></text:span><text:span text:style-name="Основной_20_шрифт_20_абзаца"><text:span text:style-name="T87">при </text:span></text:span><text:span text:style-name="Основной_20_шрифт_20_абзаца"><text:span text:style-name="T90">измерени</text:span></text:span><text:span text:style-name="Основной_20_шрифт_20_абзаца"><text:span text:style-name="T87">и</text:span></text:span><text:span text:style-name="Основной_20_шрифт_20_абзаца"><text:span text:style-name="T90"> плотности потока α</text:span></text:span><text:span text:style-name="Основной_20_шрифт_20_абзаца"><text:span text:style-name="T87">-излучения</text:span></text:span><text:span text:style-name="Основной_20_шрифт_20_абзаца"><text:span text:style-name="T9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a.A2" office:value-type="string">
            <text:p text:style-name="P4"><text:span text:style-name="T74">φ</text:span><text:span text:style-name="T98">0</text:span><text:span text:style-name="T99">i</text:span>,</text:p>
            <text:p text:style-name="P18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T60">см</text:span><text:span text:style-name="Основной_20_шрифт_20_абзаца"><text:span text:style-name="T104">-2</text:span></text:span></text:p>
          </table:table-cell>
          <table:table-cell table:style-name="BDPS_5f_a.B2" office:value-type="string">
            <text:p text:style-name="P4">№ ист.</text:p>
          </table:table-cell>
          <table:table-cell table:style-name="BDPS_5f_a.B2" table:number-columns-spanned="3" office:value-type="string">
            <text:p text:style-name="P4"><text:span text:style-name="T74">φ</text:span><text:span text:style-name="T99">i</text:span>,</text:p>
            <text:p text:style-name="P18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Основной_20_шрифт_20_абзаца"><text:span text:style-name="T105"> </text:span></text:span><text:span text:style-name="T60">см</text:span><text:span text:style-name="Основной_20_шрифт_20_абзаца"><text:span text:style-name="T104">-2</text:span></text:span></text:p>
          </table:table-cell>
          <table:covered-table-cell/>
          <table:covered-table-cell/>
          <table:table-cell table:style-name="BDPS_5f_a.B2" office:value-type="string">
            <text:p text:style-name="P4"><draw:frame draw:style-name="fr2" draw:name="Объект148" text:anchor-type="as-char" svg:width="0.2071in" style:rel-width="scale" svg:height="0.2098in" style:rel-height="scale" draw:z-index="3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19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Основной_20_шрифт_20_абзаца"><text:span text:style-name="T105"> </text:span></text:span><text:span text:style-name="T60">см</text:span><text:span text:style-name="Основной_20_шрифт_20_абзаца"><text:span text:style-name="T104">-2</text:span></text:span></text:p>
          </table:table-cell>
          <table:table-cell table:style-name="BDPS_5f_a.B2" office:value-type="string">
            <text:p text:style-name="P19"><text:span text:style-name="T93">δ</text:span><text:span text:style-name="T99">i</text:span><text:span text:style-name="Основной_20_шрифт_20_абзаца"><text:span text:style-name="T76">,</text:span></text:span></text:p>
            <text:p text:style-name="P5">%</text:p>
          </table:table-cell>
          <table:table-cell table:style-name="BDPS_5f_a.B2" office:value-type="string">
            <text:p text:style-name="P19"><text:span text:style-name="T78">Δ</text:span><text:span text:style-name="T100">доп.i</text:span><text:span text:style-name="Основной_20_шрифт_20_абзаца"><text:span text:style-name="T76">,</text:span></text:span></text:p>
            <text:p text:style-name="P6">%</text:p>
          </table:table-cell>
          <table:table-cell table:style-name="BDPS_5f_a.I2" office:value-type="string">
            <text:p text:style-name="P19"><text:span text:style-name="T93">δ</text:span><text:span text:style-name="T100">пр.</text:span><text:span text:style-name="T99">i</text:span><text:span text:style-name="Основной_20_шрифт_20_абзаца"><text:span text:style-name="T76">,</text:span></text:span></text:p>
            <text:p text:style-name="P5"><text:span text:style-name="Основной_20_шрифт_20_абзаца">%</text:span></text:p>
          </table:table-cell>
        </table:table-row>
        <table:table-row>
          <table:table-cell table:style-name="BDPS_5f_a.A3" office:value-type="string">
            <text:p text:style-name="P25">$3-90</text:p>
          </table:table-cell>
          <table:table-cell table:style-name="BDPS_5f_a.B3" office:value-type="float" office:value="1179">
            <text:p text:style-name="P26">1179</text:p>
          </table:table-cell>
          <table:table-cell table:style-name="BDPS_5f_a.C3" office:value-type="string">
            <text:p text:style-name="P24">$3-60</text:p>
          </table:table-cell>
          <table:table-cell table:style-name="BDPS_5f_a.C3" office:value-type="string">
            <text:p text:style-name="P24">$3-70</text:p>
          </table:table-cell>
          <table:table-cell table:style-name="BDPS_5f_a.C3" office:value-type="string">
            <text:p text:style-name="P24">$3-80</text:p>
          </table:table-cell>
          <table:table-cell table:style-name="BDPS_5f_a.C3" office:value-type="string">
            <text:p text:style-name="P24">$3-00</text:p>
          </table:table-cell>
          <table:table-cell table:style-name="BDPS_5f_a.C3" office:value-type="string">
            <text:p text:style-name="P24">$3-10</text:p>
          </table:table-cell>
          <table:table-cell table:style-name="BDPS_5f_a.H3" table:number-rows-spanned="5" office:value-type="string">
            <text:p text:style-name="P49">±<text:span text:style-name="T4">20</text:span></text:p>
          </table:table-cell>
          <table:table-cell table:style-name="BDPS_5f_a.I3" office:value-type="string">
            <text:p text:style-name="P50">31,8</text:p>
          </table:table-cell>
        </table:table-row>
        <table:table-row>
          <table:table-cell table:style-name="BDPS_5f_a.A3" office:value-type="string">
            <text:p text:style-name="P25">$3-9<text:span text:style-name="T11">1</text:span></text:p>
          </table:table-cell>
          <table:table-cell table:style-name="BDPS_5f_a.B3" office:value-type="float" office:value="1180">
            <text:p text:style-name="P26">1180</text:p>
          </table:table-cell>
          <table:table-cell table:style-name="BDPS_5f_a.C3" office:value-type="string">
            <text:p text:style-name="P24">$3-61</text:p>
          </table:table-cell>
          <table:table-cell table:style-name="BDPS_5f_a.C3" office:value-type="string">
            <text:p text:style-name="P24">$3-71</text:p>
          </table:table-cell>
          <table:table-cell table:style-name="BDPS_5f_a.C3" office:value-type="string">
            <text:p text:style-name="P24">$3-81</text:p>
          </table:table-cell>
          <table:table-cell table:style-name="BDPS_5f_a.C3" office:value-type="string">
            <text:p text:style-name="P24">$3-01</text:p>
          </table:table-cell>
          <table:table-cell table:style-name="BDPS_5f_a.C3" office:value-type="string">
            <text:p text:style-name="P24">$3-11</text:p>
          </table:table-cell>
          <table:covered-table-cell/>
          <table:table-cell table:style-name="BDPS_5f_a.I4" office:value-type="string">
            <text:p text:style-name="P50">26</text:p>
          </table:table-cell>
        </table:table-row>
        <table:table-row>
          <table:table-cell table:style-name="BDPS_5f_a.A3" office:value-type="string">
            <text:p text:style-name="P25">$3-9<text:span text:style-name="T11">2</text:span></text:p>
          </table:table-cell>
          <table:table-cell table:style-name="BDPS_5f_a.B3" office:value-type="float" office:value="1181">
            <text:p text:style-name="P26">1181</text:p>
          </table:table-cell>
          <table:table-cell table:style-name="BDPS_5f_a.C3" office:value-type="string">
            <text:p text:style-name="P24">$3-62</text:p>
          </table:table-cell>
          <table:table-cell table:style-name="BDPS_5f_a.C3" office:value-type="string">
            <text:p text:style-name="P24">$3-72</text:p>
          </table:table-cell>
          <table:table-cell table:style-name="BDPS_5f_a.C3" office:value-type="string">
            <text:p text:style-name="P24">$3-82</text:p>
          </table:table-cell>
          <table:table-cell table:style-name="BDPS_5f_a.C3" office:value-type="string">
            <text:p text:style-name="P24">$3-02</text:p>
          </table:table-cell>
          <table:table-cell table:style-name="BDPS_5f_a.C3" office:value-type="string">
            <text:p text:style-name="P24">$3-12</text:p>
          </table:table-cell>
          <table:covered-table-cell/>
          <table:table-cell table:style-name="BDPS_5f_a.I4" office:value-type="string">
            <text:p text:style-name="P50">26</text:p>
          </table:table-cell>
        </table:table-row>
        <table:table-row>
          <table:table-cell table:style-name="BDPS_5f_a.A3" office:value-type="string">
            <text:p text:style-name="P25">$3-9<text:span text:style-name="T11">3</text:span></text:p>
          </table:table-cell>
          <table:table-cell table:style-name="BDPS_5f_a.B3" office:value-type="float" office:value="1182">
            <text:p text:style-name="P26">1182</text:p>
          </table:table-cell>
          <table:table-cell table:style-name="BDPS_5f_a.C3" office:value-type="string">
            <text:p text:style-name="P24">$3-63</text:p>
          </table:table-cell>
          <table:table-cell table:style-name="BDPS_5f_a.C3" office:value-type="string">
            <text:p text:style-name="P24">$3-73</text:p>
          </table:table-cell>
          <table:table-cell table:style-name="BDPS_5f_a.C3" office:value-type="string">
            <text:p text:style-name="P24">$3-83</text:p>
          </table:table-cell>
          <table:table-cell table:style-name="BDPS_5f_a.C3" office:value-type="string">
            <text:p text:style-name="P24">$3-03</text:p>
          </table:table-cell>
          <table:table-cell table:style-name="BDPS_5f_a.C3" office:value-type="string">
            <text:p text:style-name="P24">$3-13</text:p>
          </table:table-cell>
          <table:covered-table-cell/>
          <table:table-cell table:style-name="BDPS_5f_a.I4" office:value-type="string">
            <text:p text:style-name="P50">26</text:p>
          </table:table-cell>
        </table:table-row>
        <table:table-row>
          <table:table-cell table:style-name="BDPS_5f_a.A7" office:value-type="string">
            <text:p text:style-name="P25">$3-9<text:span text:style-name="T11">4</text:span></text:p>
          </table:table-cell>
          <table:table-cell table:style-name="BDPS_5f_a.B7" office:value-type="float" office:value="1183">
            <text:p text:style-name="P26">1183</text:p>
          </table:table-cell>
          <table:table-cell table:style-name="BDPS_5f_a.C7" office:value-type="string">
            <text:p text:style-name="P24">$3-64</text:p>
          </table:table-cell>
          <table:table-cell table:style-name="BDPS_5f_a.C7" office:value-type="string">
            <text:p text:style-name="P24">$3-74</text:p>
          </table:table-cell>
          <table:table-cell table:style-name="BDPS_5f_a.C7" office:value-type="string">
            <text:p text:style-name="P24">$3-84</text:p>
          </table:table-cell>
          <table:table-cell table:style-name="BDPS_5f_a.C7" office:value-type="string">
            <text:p text:style-name="P24">$3-04</text:p>
          </table:table-cell>
          <table:table-cell table:style-name="BDPS_5f_a.C7" office:value-type="string">
            <text:p text:style-name="P24">$3-14</text:p>
          </table:table-cell>
          <table:covered-table-cell/>
          <table:table-cell table:style-name="BDPS_5f_a.I7" office:value-type="float" office:value="26">
            <text:p text:style-name="P50">26</text:p>
          </table:table-cell>
        </table:table-row>
      </table:table>
      <table:table table:name="BDPS_b" table:style-name="BDPS_5f_b">
        <table:table-column table:style-name="BDPS_5f_b.A"/>
        <table:table-column table:style-name="BDPS_5f_b.B" table:number-columns-repeated="7"/>
        <table:table-column table:style-name="BDPS_5f_b.I"/>
        <table:table-row>
          <table:table-cell table:style-name="BDPS_5f_b.A1" table:number-columns-spanned="9" office:value-type="string">
            <text:p text:style-name="P47"><text:span text:style-name="Основной_20_шрифт_20_абзаца"><text:span text:style-name="T90">Определение основной относительной погрешности </text:span></text:span><text:span text:style-name="Основной_20_шрифт_20_абзаца"><text:span text:style-name="T87">при </text:span></text:span><text:span text:style-name="Основной_20_шрифт_20_абзаца"><text:span text:style-name="T90">измерени</text:span></text:span><text:span text:style-name="Основной_20_шрифт_20_абзаца"><text:span text:style-name="T87">и</text:span></text:span><text:span text:style-name="Основной_20_шрифт_20_абзаца"><text:span text:style-name="T90"> плотности потока β</text:span></text:span><text:span text:style-name="Основной_20_шрифт_20_абзаца"><text:span text:style-name="T87">-излучения</text:span></text:span><text:span text:style-name="Основной_20_шрифт_20_абзаца"><text:span text:style-name="T9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b.A2" office:value-type="string">
            <text:p text:style-name="P4"><draw:frame draw:style-name="fr2" draw:name="Объект140" text:anchor-type="as-char" svg:width="0.2693in" style:rel-width="scale" svg:height="0.2098in" style:rel-height="scale" draw:z-index="3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18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T60">см</text:span><text:span text:style-name="Основной_20_шрифт_20_абзаца"><text:span text:style-name="T104">-2</text:span></text:span></text:p>
          </table:table-cell>
          <table:table-cell table:style-name="BDPS_5f_b.B2" office:value-type="string">
            <text:p text:style-name="P4">№ ист.</text:p>
          </table:table-cell>
          <table:table-cell table:style-name="BDPS_5f_b.B2" table:number-columns-spanned="3" office:value-type="string">
            <text:p text:style-name="P4"><text:span text:style-name="T74">φ</text:span><text:span text:style-name="T99">i</text:span>,</text:p>
            <text:p text:style-name="P18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Основной_20_шрифт_20_абзаца"><text:span text:style-name="T105"> </text:span></text:span><text:span text:style-name="T60">см</text:span><text:span text:style-name="Основной_20_шрифт_20_абзаца"><text:span text:style-name="T104">-2</text:span></text:span></text:p>
          </table:table-cell>
          <table:covered-table-cell/>
          <table:covered-table-cell/>
          <table:table-cell table:style-name="BDPS_5f_b.B2" office:value-type="string">
            <text:p text:style-name="P4"><draw:frame draw:style-name="fr2" draw:name="Объект142" text:anchor-type="as-char" svg:width="0.2071in" style:rel-width="scale" svg:height="0.2098in" style:rel-height="scale" draw:z-index="3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19"><text:span text:style-name="T60">мин</text:span><text:span text:style-name="Основной_20_шрифт_20_абзаца"><text:span text:style-name="T104">-1</text:span></text:span><text:span text:style-name="Основной_20_шрифт_20_абзаца"><text:span text:style-name="T92">⋅</text:span></text:span><text:span text:style-name="Основной_20_шрифт_20_абзаца"><text:span text:style-name="T105"> </text:span></text:span><text:span text:style-name="T60">см</text:span><text:span text:style-name="Основной_20_шрифт_20_абзаца"><text:span text:style-name="T104">-2</text:span></text:span></text:p>
          </table:table-cell>
          <table:table-cell table:style-name="BDPS_5f_b.B2" office:value-type="string">
            <text:p text:style-name="P19"><text:span text:style-name="T93">δ</text:span><text:span text:style-name="T99">i</text:span><text:span text:style-name="Основной_20_шрифт_20_абзаца"><text:span text:style-name="T76">,</text:span></text:span></text:p>
            <text:p text:style-name="P5"><text:span text:style-name="Основной_20_шрифт_20_абзаца">%</text:span></text:p>
          </table:table-cell>
          <table:table-cell table:style-name="BDPS_5f_b.B2" office:value-type="string">
            <text:p text:style-name="P19"><text:span text:style-name="T93">Δ</text:span><text:span text:style-name="T100">доп.</text:span><text:span text:style-name="T99">i</text:span><text:span text:style-name="Основной_20_шрифт_20_абзаца"><text:span text:style-name="T76">,</text:span></text:span></text:p>
            <text:p text:style-name="P6">%</text:p>
          </table:table-cell>
          <table:table-cell table:style-name="BDPS_5f_b.I2" office:value-type="string">
            <text:p text:style-name="P19"><text:span text:style-name="T93">δ</text:span><text:span text:style-name="T100">пр.</text:span><text:span text:style-name="T99">i</text:span><text:span text:style-name="Основной_20_шрифт_20_абзаца"><text:span text:style-name="T76">,</text:span></text:span></text:p>
            <text:p text:style-name="P5"><text:span text:style-name="Основной_20_шрифт_20_абзаца">%</text:span></text:p>
          </table:table-cell>
        </table:table-row>
        <table:table-row>
          <table:table-cell table:style-name="BDPS_5f_b.A3" office:value-type="string">
            <text:p text:style-name="P25">$4-90</text:p>
          </table:table-cell>
          <table:table-cell table:style-name="BDPS_5f_b.B3" office:value-type="float" office:value="660">
            <text:p text:style-name="P26">0660</text:p>
          </table:table-cell>
          <table:table-cell table:style-name="BDPS_5f_b.C3" office:value-type="string">
            <text:p text:style-name="P24">$4-60</text:p>
          </table:table-cell>
          <table:table-cell table:style-name="BDPS_5f_b.C3" office:value-type="string">
            <text:p text:style-name="P24">$4-70</text:p>
          </table:table-cell>
          <table:table-cell table:style-name="BDPS_5f_b.C3" office:value-type="string">
            <text:p text:style-name="P24">$4-80</text:p>
          </table:table-cell>
          <table:table-cell table:style-name="BDPS_5f_b.C3" office:value-type="string">
            <text:p text:style-name="P24">$4-00</text:p>
          </table:table-cell>
          <table:table-cell table:style-name="BDPS_5f_b.C3" office:value-type="string">
            <text:p text:style-name="P24">$4-10</text:p>
          </table:table-cell>
          <table:table-cell table:style-name="BDPS_5f_b.H3" table:number-rows-spanned="5" office:value-type="string">
            <text:p text:style-name="P49">±<text:span text:style-name="T4">20</text:span></text:p>
          </table:table-cell>
          <table:table-cell table:style-name="BDPS_5f_b.I3" office:value-type="string">
            <text:p text:style-name="P50">28,9</text:p>
          </table:table-cell>
        </table:table-row>
        <table:table-row>
          <table:table-cell table:style-name="BDPS_5f_b.A3" office:value-type="string">
            <text:p text:style-name="P25">$4-9<text:span text:style-name="T11">1</text:span></text:p>
          </table:table-cell>
          <table:table-cell table:style-name="BDPS_5f_b.B3" office:value-type="float" office:value="0">
            <text:p text:style-name="P26">6905</text:p>
          </table:table-cell>
          <table:table-cell table:style-name="BDPS_5f_b.C3" office:value-type="string">
            <text:p text:style-name="P24">$4-61</text:p>
          </table:table-cell>
          <table:table-cell table:style-name="BDPS_5f_b.C3" office:value-type="string">
            <text:p text:style-name="P24">$4-71</text:p>
          </table:table-cell>
          <table:table-cell table:style-name="BDPS_5f_b.C3" office:value-type="string">
            <text:p text:style-name="P24">$4-81</text:p>
          </table:table-cell>
          <table:table-cell table:style-name="BDPS_5f_b.C3" office:value-type="string">
            <text:p text:style-name="P24">$4-01</text:p>
          </table:table-cell>
          <table:table-cell table:style-name="BDPS_5f_b.C3" office:value-type="string">
            <text:p text:style-name="P24">$4-11</text:p>
          </table:table-cell>
          <table:covered-table-cell/>
          <table:table-cell table:style-name="BDPS_5f_b.I4" office:value-type="string">
            <text:p text:style-name="P50">26</text:p>
          </table:table-cell>
        </table:table-row>
        <table:table-row>
          <table:table-cell table:style-name="BDPS_5f_b.A3" office:value-type="string">
            <text:p text:style-name="P25">$4-9<text:span text:style-name="T11">2</text:span></text:p>
          </table:table-cell>
          <table:table-cell table:style-name="BDPS_5f_b.B3" office:value-type="float" office:value="0">
            <text:p text:style-name="P26">0661</text:p>
          </table:table-cell>
          <table:table-cell table:style-name="BDPS_5f_b.C3" office:value-type="string">
            <text:p text:style-name="P24">$4-62</text:p>
          </table:table-cell>
          <table:table-cell table:style-name="BDPS_5f_b.C3" office:value-type="string">
            <text:p text:style-name="P24">$4-72</text:p>
          </table:table-cell>
          <table:table-cell table:style-name="BDPS_5f_b.C3" office:value-type="string">
            <text:p text:style-name="P24">$4-82</text:p>
          </table:table-cell>
          <table:table-cell table:style-name="BDPS_5f_b.C3" office:value-type="string">
            <text:p text:style-name="P24">$4-02</text:p>
          </table:table-cell>
          <table:table-cell table:style-name="BDPS_5f_b.C3" office:value-type="string">
            <text:p text:style-name="P24">$4-12</text:p>
          </table:table-cell>
          <table:covered-table-cell/>
          <table:table-cell table:style-name="BDPS_5f_b.I4" office:value-type="string">
            <text:p text:style-name="P50">26</text:p>
          </table:table-cell>
        </table:table-row>
        <table:table-row>
          <table:table-cell table:style-name="BDPS_5f_b.A3" office:value-type="string">
            <text:p text:style-name="P25">$4-9<text:span text:style-name="T11">3</text:span></text:p>
          </table:table-cell>
          <table:table-cell table:style-name="BDPS_5f_b.B3" office:value-type="float" office:value="0">
            <text:p text:style-name="P26">0662</text:p>
          </table:table-cell>
          <table:table-cell table:style-name="BDPS_5f_b.C3" office:value-type="string">
            <text:p text:style-name="P24">$4-63</text:p>
          </table:table-cell>
          <table:table-cell table:style-name="BDPS_5f_b.C3" office:value-type="string">
            <text:p text:style-name="P24">$4-73</text:p>
          </table:table-cell>
          <table:table-cell table:style-name="BDPS_5f_b.C3" office:value-type="string">
            <text:p text:style-name="P24">$4-83</text:p>
          </table:table-cell>
          <table:table-cell table:style-name="BDPS_5f_b.C3" office:value-type="string">
            <text:p text:style-name="P24">$4-03</text:p>
          </table:table-cell>
          <table:table-cell table:style-name="BDPS_5f_b.C3" office:value-type="string">
            <text:p text:style-name="P24">$4-13</text:p>
          </table:table-cell>
          <table:covered-table-cell/>
          <table:table-cell table:style-name="BDPS_5f_b.I4" office:value-type="string">
            <text:p text:style-name="P50">26</text:p>
          </table:table-cell>
        </table:table-row>
        <table:table-row>
          <table:table-cell table:style-name="BDPS_5f_b.A7" office:value-type="string">
            <text:p text:style-name="P25">$4-9<text:span text:style-name="T11">4</text:span></text:p>
          </table:table-cell>
          <table:table-cell table:style-name="BDPS_5f_b.B7" office:value-type="float" office:value="0">
            <text:p text:style-name="P26">15014</text:p>
          </table:table-cell>
          <table:table-cell table:style-name="BDPS_5f_b.C7" office:value-type="string">
            <text:p text:style-name="P24">$4-64</text:p>
          </table:table-cell>
          <table:table-cell table:style-name="BDPS_5f_b.C7" office:value-type="string">
            <text:p text:style-name="P24">$4-74</text:p>
          </table:table-cell>
          <table:table-cell table:style-name="BDPS_5f_b.C7" office:value-type="string">
            <text:p text:style-name="P24">$4-84</text:p>
          </table:table-cell>
          <table:table-cell table:style-name="BDPS_5f_b.C7" office:value-type="string">
            <text:p text:style-name="P24">$4-04</text:p>
          </table:table-cell>
          <table:table-cell table:style-name="BDPS_5f_b.C7" office:value-type="string">
            <text:p text:style-name="P24">$4-14</text:p>
          </table:table-cell>
          <table:covered-table-cell/>
          <table:table-cell table:style-name="BDPS_5f_b.I7" office:value-type="float" office:value="26">
            <text:p text:style-name="P50">26</text:p>
          </table:table-cell>
        </table:table-row>
      </table:table>
      <table:table table:name="BDPS_g" table:style-name="BDPS_5f_g">
        <table:table-column table:style-name="BDPS_5f_g.A"/>
        <table:table-column table:style-name="BDPS_5f_g.B" table:number-columns-repeated="8"/>
        <table:table-column table:style-name="BDPS_5f_g.J"/>
        <text:soft-page-break/>
        <table:table-row>
          <table:table-cell table:style-name="BDPS_5f_g.A1" table:number-columns-spanned="10" office:value-type="string">
            <text:p text:style-name="P48"><text:span text:style-name="T7">Определение осно</text:span><text:span text:style-name="T9">вной относительной погрешности </text:span><text:span text:style-name="T111">при </text:span><text:span text:style-name="T10">измерени</text:span><text:span text:style-name="T111">и</text:span><text:span text:style-name="T10"> мощности </text:span><text:span text:style-name="T111">амбиентного</text:span><text:span text:style-name="T110"> </text:span><text:span text:style-name="T111">эквивалента </text:span><text:span text:style-name="T10">дозы</text:span><text:span text:style-name="T9"> γ</text:span><text:span text:style-name="T7">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g.A2" office:value-type="string">
            <text:p text:style-name="P37"><text:span text:style-name="T106">Ḣ</text:span><text:span text:style-name="T84">*</text:span><text:span text:style-name="T101">0</text:span><text:span text:style-name="T102">i</text:span> (10)</text:p>
          </table:table-cell>
          <table:table-cell table:style-name="BDPS_5f_g.B2" office:value-type="string">
            <text:p text:style-name="P4">№ ист.</text:p>
          </table:table-cell>
          <table:table-cell table:style-name="BDPS_5f_g.B2" office:value-type="string">
            <text:p text:style-name="P19"><text:span text:style-name="Основной_20_шрифт_20_абзаца"><text:span text:style-name="T59">d</text:span></text:span><text:span text:style-name="T62">,</text:span><text:span text:style-name="T60"> см</text:span></text:p>
          </table:table-cell>
          <table:table-cell table:style-name="BDPS_5f_g.B2" table:number-columns-spanned="3" office:value-type="string">
            <text:p text:style-name="P38"><text:span text:style-name="T22">Показания прибора, </text:span><text:s text:c="21"/><text:span text:style-name="T107">Ḣ</text:span><text:span text:style-name="T85">*</text:span><text:span text:style-name="T103">i</text:span><text:span text:style-name="T108"> </text:span><text:span text:style-name="T109">(10)</text:span></text:p>
          </table:table-cell>
          <table:covered-table-cell/>
          <table:covered-table-cell/>
          <table:table-cell table:style-name="BDPS_5f_g.B2" office:value-type="string">
            <text:p text:style-name="P33"><draw:frame draw:style-name="fr1" draw:name="Объект136" text:anchor-type="as-char" svg:y="-0.1752in" svg:width="0.5909in" style:rel-width="scale" svg:height="0.2354in" style:rel-height="scale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BDPS_5f_g.B2" office:value-type="string">
            <text:p text:style-name="P19"><text:span text:style-name="T93">δ</text:span><text:span text:style-name="T100">пр.</text:span><text:span text:style-name="T99">i</text:span><text:span text:style-name="Основной_20_шрифт_20_абзаца"><text:span text:style-name="T76">,</text:span></text:span></text:p>
            <text:p text:style-name="P5">%</text:p>
          </table:table-cell>
          <table:table-cell table:style-name="BDPS_5f_g.B2" office:value-type="string">
            <text:p text:style-name="P19"><text:span text:style-name="T75">Δ</text:span><text:span text:style-name="T100">пр.</text:span><text:span text:style-name="T99">i</text:span><text:span text:style-name="Основной_20_шрифт_20_абзаца"><text:span text:style-name="T76">,</text:span></text:span></text:p>
            <text:p text:style-name="P6">%</text:p>
          </table:table-cell>
          <table:table-cell table:style-name="BDPS_5f_g.J2" office:value-type="string">
            <text:p text:style-name="P19"><text:span text:style-name="Основной_20_шрифт_20_абзаца"><text:span text:style-name="T75">Δ</text:span></text:span><text:span text:style-name="Основной_20_шрифт_20_абзаца"><text:span text:style-name="T100">доп</text:span></text:span><text:span text:style-name="Основной_20_шрифт_20_абзаца"><text:span text:style-name="T76">,</text:span></text:span></text:p>
            <text:p text:style-name="P5">%</text:p>
          </table:table-cell>
        </table:table-row>
        <table:table-row>
          <table:table-cell table:style-name="BDPS_5f_g.A3" office:value-type="string">
            <text:p text:style-name="P33">фон (мкЗв/ч)</text:p>
          </table:table-cell>
          <table:table-cell table:style-name="BDPS_5f_g.B3" office:value-type="string">
            <text:p text:style-name="P34">—</text:p>
          </table:table-cell>
          <table:table-cell table:style-name="BDPS_5f_g.B3" office:value-type="string">
            <text:p text:style-name="P34">—</text:p>
          </table:table-cell>
          <table:table-cell table:style-name="BDPS_5f_g.B3" office:value-type="string">
            <text:p text:style-name="P34">$bg1$</text:p>
          </table:table-cell>
          <table:table-cell table:style-name="BDPS_5f_g.B3" office:value-type="string">
            <text:p text:style-name="P34">$bg2$</text:p>
          </table:table-cell>
          <table:table-cell table:style-name="BDPS_5f_g.B3" office:value-type="string">
            <text:p text:style-name="P34">$bg3$</text:p>
          </table:table-cell>
          <table:table-cell table:style-name="BDPS_5f_g.B3" office:value-type="string">
            <text:p text:style-name="P34">$bgavg$</text:p>
          </table:table-cell>
          <table:table-cell table:style-name="BDPS_5f_g.B3" office:value-type="string">
            <text:p text:style-name="P34">—</text:p>
          </table:table-cell>
          <table:table-cell table:style-name="BDPS_5f_g.B3" office:value-type="string">
            <text:p text:style-name="P34">—</text:p>
          </table:table-cell>
          <table:table-cell table:style-name="BDPS_5f_g.J3" office:value-type="string">
            <text:p text:style-name="P34">—</text:p>
          </table:table-cell>
        </table:table-row>
        <table:table-row>
          <table:table-cell table:style-name="BDPS_5f_g.A3" office:value-type="string">
            <text:p text:style-name="P56">0,7 мкЗв/ч</text:p>
          </table:table-cell>
          <table:table-cell table:style-name="BDPS_5f_g.B3" office:value-type="string">
            <text:p text:style-name="P57">$5-30</text:p>
          </table:table-cell>
          <table:table-cell table:style-name="BDPS_5f_g.B3" office:value-type="string">
            <text:p text:style-name="P57">$5-40</text:p>
          </table:table-cell>
          <table:table-cell table:style-name="BDPS_5f_g.B3" office:value-type="string">
            <text:p text:style-name="P57">$5-60</text:p>
          </table:table-cell>
          <table:table-cell table:style-name="BDPS_5f_g.B3" office:value-type="string">
            <text:p text:style-name="P57">$5-70</text:p>
          </table:table-cell>
          <table:table-cell table:style-name="BDPS_5f_g.B3" office:value-type="string">
            <text:p text:style-name="P57">$5-80</text:p>
          </table:table-cell>
          <table:table-cell table:style-name="BDPS_5f_g.B3" office:value-type="string">
            <text:p text:style-name="P57">$5-00</text:p>
          </table:table-cell>
          <table:table-cell table:style-name="BDPS_5f_g.B3" office:value-type="string">
            <text:p text:style-name="P57">$5-10</text:p>
          </table:table-cell>
          <table:table-cell table:style-name="BDPS_5f_g.B3" office:value-type="string">
            <text:p text:style-name="P57">$5-20</text:p>
          </table:table-cell>
          <table:table-cell table:style-name="BDPS_5f_g.J4" table:number-rows-spanned="6" office:value-type="string">
            <text:p text:style-name="P23">±<text:span text:style-name="T11">20</text:span></text:p>
          </table:table-cell>
        </table:table-row>
        <table:table-row>
          <table:table-cell table:style-name="BDPS_5f_g.A3" office:value-type="string">
            <text:p text:style-name="P56">7 мкЗв/ч</text:p>
          </table:table-cell>
          <table:table-cell table:style-name="BDPS_5f_g.B3" office:value-type="string">
            <text:p text:style-name="P57">$5-31</text:p>
          </table:table-cell>
          <table:table-cell table:style-name="BDPS_5f_g.B3" office:value-type="string">
            <text:p text:style-name="P57">$5-41</text:p>
          </table:table-cell>
          <table:table-cell table:style-name="BDPS_5f_g.B3" office:value-type="string">
            <text:p text:style-name="P57">$5-61</text:p>
          </table:table-cell>
          <table:table-cell table:style-name="BDPS_5f_g.B3" office:value-type="string">
            <text:p text:style-name="P57">$5-71</text:p>
          </table:table-cell>
          <table:table-cell table:style-name="BDPS_5f_g.B3" office:value-type="string">
            <text:p text:style-name="P57">$5-81</text:p>
          </table:table-cell>
          <table:table-cell table:style-name="BDPS_5f_g.B3" office:value-type="string">
            <text:p text:style-name="P57">$5-01</text:p>
          </table:table-cell>
          <table:table-cell table:style-name="BDPS_5f_g.B3" office:value-type="string">
            <text:p text:style-name="P57">$5-11</text:p>
          </table:table-cell>
          <table:table-cell table:style-name="BDPS_5f_g.B3" office:value-type="string">
            <text:p text:style-name="P57">$5-21</text:p>
          </table:table-cell>
          <table:covered-table-cell/>
        </table:table-row>
        <table:table-row>
          <table:table-cell table:style-name="BDPS_5f_g.A3" office:value-type="string">
            <text:p text:style-name="P56">70 мкЗв/ч</text:p>
          </table:table-cell>
          <table:table-cell table:style-name="BDPS_5f_g.B3" office:value-type="string">
            <text:p text:style-name="P57">$5-32</text:p>
          </table:table-cell>
          <table:table-cell table:style-name="BDPS_5f_g.B3" office:value-type="string">
            <text:p text:style-name="P57">$5-42</text:p>
          </table:table-cell>
          <table:table-cell table:style-name="BDPS_5f_g.B3" office:value-type="string">
            <text:p text:style-name="P57">$5-62</text:p>
          </table:table-cell>
          <table:table-cell table:style-name="BDPS_5f_g.B3" office:value-type="string">
            <text:p text:style-name="P57">$5-72</text:p>
          </table:table-cell>
          <table:table-cell table:style-name="BDPS_5f_g.B3" office:value-type="string">
            <text:p text:style-name="P57">$5-82</text:p>
          </table:table-cell>
          <table:table-cell table:style-name="BDPS_5f_g.B3" office:value-type="string">
            <text:p text:style-name="P57">$5-02</text:p>
          </table:table-cell>
          <table:table-cell table:style-name="BDPS_5f_g.B3" office:value-type="string">
            <text:p text:style-name="P57">$5-12</text:p>
          </table:table-cell>
          <table:table-cell table:style-name="BDPS_5f_g.B3" office:value-type="string">
            <text:p text:style-name="P57">$5-22</text:p>
          </table:table-cell>
          <table:covered-table-cell/>
        </table:table-row>
        <table:table-row>
          <table:table-cell table:style-name="BDPS_5f_g.A3" office:value-type="string">
            <text:p text:style-name="P56">0.7 мЗв/ч</text:p>
          </table:table-cell>
          <table:table-cell table:style-name="BDPS_5f_g.B3" office:value-type="string">
            <text:p text:style-name="P57">$5-33</text:p>
          </table:table-cell>
          <table:table-cell table:style-name="BDPS_5f_g.B3" office:value-type="string">
            <text:p text:style-name="P57">$5-43</text:p>
          </table:table-cell>
          <table:table-cell table:style-name="BDPS_5f_g.B3" office:value-type="string">
            <text:p text:style-name="P57">$5-63</text:p>
          </table:table-cell>
          <table:table-cell table:style-name="BDPS_5f_g.B3" office:value-type="string">
            <text:p text:style-name="P57">$5-73</text:p>
          </table:table-cell>
          <table:table-cell table:style-name="BDPS_5f_g.B3" office:value-type="string">
            <text:p text:style-name="P57">$5-83</text:p>
          </table:table-cell>
          <table:table-cell table:style-name="BDPS_5f_g.B3" office:value-type="string">
            <text:p text:style-name="P57">$5-03</text:p>
          </table:table-cell>
          <table:table-cell table:style-name="BDPS_5f_g.B3" office:value-type="string">
            <text:p text:style-name="P57">$5-13</text:p>
          </table:table-cell>
          <table:table-cell table:style-name="BDPS_5f_g.B3" office:value-type="string">
            <text:p text:style-name="P57">$5-23</text:p>
          </table:table-cell>
          <table:covered-table-cell/>
        </table:table-row>
        <table:table-row>
          <table:table-cell table:style-name="BDPS_5f_g.A3" office:value-type="string">
            <text:p text:style-name="P56">7,0 мЗв/ч</text:p>
          </table:table-cell>
          <table:table-cell table:style-name="BDPS_5f_g.B3" office:value-type="string">
            <text:p text:style-name="P57">$5-34</text:p>
          </table:table-cell>
          <table:table-cell table:style-name="BDPS_5f_g.B3" office:value-type="string">
            <text:p text:style-name="P57">$5-44</text:p>
          </table:table-cell>
          <table:table-cell table:style-name="BDPS_5f_g.B3" office:value-type="string">
            <text:p text:style-name="P57">$5-64</text:p>
          </table:table-cell>
          <table:table-cell table:style-name="BDPS_5f_g.B3" office:value-type="string">
            <text:p text:style-name="P57">$5-74</text:p>
          </table:table-cell>
          <table:table-cell table:style-name="BDPS_5f_g.B3" office:value-type="string">
            <text:p text:style-name="P57">$5-84</text:p>
          </table:table-cell>
          <table:table-cell table:style-name="BDPS_5f_g.B3" office:value-type="string">
            <text:p text:style-name="P57">$5-04</text:p>
          </table:table-cell>
          <table:table-cell table:style-name="BDPS_5f_g.B3" office:value-type="string">
            <text:p text:style-name="P57">$5-14</text:p>
          </table:table-cell>
          <table:table-cell table:style-name="BDPS_5f_g.B3" office:value-type="string">
            <text:p text:style-name="P57">$5-24</text:p>
          </table:table-cell>
          <table:covered-table-cell/>
        </table:table-row>
        <table:table-row>
          <table:table-cell table:style-name="BDPS_5f_g.A3" office:value-type="string">
            <text:p text:style-name="P56">20 мЗв/ч</text:p>
          </table:table-cell>
          <table:table-cell table:style-name="BDPS_5f_g.B3" office:value-type="string">
            <text:p text:style-name="P57">$5-35</text:p>
          </table:table-cell>
          <table:table-cell table:style-name="BDPS_5f_g.B3" office:value-type="string">
            <text:p text:style-name="P57">$5-45</text:p>
          </table:table-cell>
          <table:table-cell table:style-name="BDPS_5f_g.B3" office:value-type="string">
            <text:p text:style-name="P57">$5-65</text:p>
          </table:table-cell>
          <table:table-cell table:style-name="BDPS_5f_g.B3" office:value-type="string">
            <text:p text:style-name="P57">$5-75</text:p>
          </table:table-cell>
          <table:table-cell table:style-name="BDPS_5f_g.B3" office:value-type="string">
            <text:p text:style-name="P57">$5-85</text:p>
          </table:table-cell>
          <table:table-cell table:style-name="BDPS_5f_g.B3" office:value-type="string">
            <text:p text:style-name="P57">$5-05</text:p>
          </table:table-cell>
          <table:table-cell table:style-name="BDPS_5f_g.B3" office:value-type="string">
            <text:p text:style-name="P57">$5-15</text:p>
          </table:table-cell>
          <table:table-cell table:style-name="BDPS_5f_g.B3" office:value-type="string">
            <text:p text:style-name="P57">$5-25</text:p>
          </table:table-cell>
          <table:covered-table-cell/>
        </table:table-row>
        <table:table-row>
          <table:table-cell table:style-name="BDPS_5f_g.A10" table:number-columns-spanned="10" office:value-type="string">
            <text:p text:style-name="P36">В точке <text:span text:style-name="T11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12"/>
      <text:p text:style-name="P19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8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able:table table:name="f_act" table:style-name="f_5f_act">
        <table:table-column table:style-name="f_5f_act.A"/>
        <table:table-row>
          <table:table-cell table:style-name="f_5f_act.A1" office:value-type="string">
            <text:p text:style-name="P19"><draw:frame draw:style-name="fr1" draw:name="Объект21" text:anchor-type="as-char" svg:y="-0.2689in" svg:width="1.6201in" style:rel-width="scale" svg:height="0.4425in" style:rel-height="scale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</table:table-row>
      </table:table>
      <table:table table:name="f_bdps" table:style-name="f_5f_bdps">
        <table:table-column table:style-name="f_5f_bdps.A"/>
        <table:table-row>
          <table:table-cell table:style-name="f_5f_bdps.A1" office:value-type="string">
            <text:p text:style-name="P14"><draw:frame draw:style-name="fr1" draw:name="Объект22" text:anchor-type="as-char" svg:y="-0.2693in" svg:width="1.4571in" style:rel-width="scale" svg:height="0.4453in" style:rel-height="scale" draw:z-index="34"><draw:object xlink:href="./Object 28" xlink:type="simple" xlink:show="embed" xlink:actuate="onLoad"/><draw:image xlink:href="./ObjectReplacements/Object 28" xlink:type="simple" xlink:show="embed" xlink:actuate="onLoad"/><svg:desc>формула</svg:desc></draw:frame> </text:p>
          </table:table-cell>
        </table:table-row>
      </table:table>
      <text:p text:style-name="P11"/>
      <text:p text:style-name="Обычный"><text:span text:style-name="Основной_20_шрифт_20_абзаца"><text:span text:style-name="T26">Выводы:</text:span></text:span><text:span text:style-name="Основной_20_шрифт_20_абзаца"><text:span text:style-name="T29"> </text:span></text:span><text:span text:style-name="Основной_20_шрифт_20_абзаца"><text:span text:style-name="T23"><text:tab/>Годен (не годен)</text:span></text:span></text:p>
      <text:p text:style-name="P3"/>
      <text:p text:style-name="P3">Квитанция-счёт: № 48_______;</text:p>
      <text:p text:style-name="P20"><text:span text:style-name="Основной_20_шрифт_20_абзаца"><text:span text:style-name="T23">Свидетельство (заключение о непригодности): № </text:span></text:span><text:span text:style-name="Основной_20_шрифт_20_абзаца"><text:span text:style-name="T25"><text:tab/></text:span></text:span><text:span text:style-name="Основной_20_шрифт_20_абзаца"><text:span text:style-name="T23">;</text:span></text:span></text:p>
      <text:p text:style-name="P20"><text:span text:style-name="Основной_20_шрифт_20_абзаца"><text:span text:style-name="T23">Клеймо-наклейка: № </text:span></text:span><text:span text:style-name="Основной_20_шрифт_20_абзаца"><text:span text:style-name="T25"><text:tab/></text:span></text:span><text:span text:style-name="Основной_20_шрифт_20_абзаца"><text:span text:style-name="T23">; </text:span></text:span></text:p>
      <text:p text:style-name="P3"/>
      <text:p text:style-name="P21"><text:span text:style-name="Основной_20_шрифт_20_абзаца"><text:span text:style-name="T23">Дата </text:span></text:span><text:span text:style-name="Основной_20_шрифт_20_абзаца"><text:span text:style-name="T27"><text:s text:c="30"/></text:span></text:span><text:span text:style-name="Основной_20_шрифт_20_абзаца"><text:span text:style-name="T23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368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3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</text:span><text:span text:style-name="MT2">-</text:span><text:span text:style-name="MT1">радиометр МКС-</text:span><text:span text:style-name="MT2">$type</text:span><text:span text:style-name="MT3"><text:tab/></text:span>№ $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7T11:45:33.20</dc:date>
    <meta:editing-duration>P3DT16H31S</meta:editing-duration>
    <meta:editing-cycles>437</meta:editing-cycles>
    <meta:generator>OpenOffice/4.1.6$Win32 OpenOffice.org_project/416m1$Build-9790</meta:generator>
    <meta:document-statistic meta:table-count="24" meta:image-count="0" meta:object-count="35" meta:page-count="3" meta:paragraph-count="486" meta:word-count="856" meta:character-count="5079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/content.xml><?xml version="1.0" encoding="utf-8"?>
<math xmlns="http://www.w3.org/1998/Math/MathML">
  <semantics>
    <mrow>
      <msub>
        <mrow>
          <mi>A</mi>
        </mrow>
        <mrow>
          <mn>0</mn>
          <mi>i</mi>
        </mrow>
      </msub>
    </mrow>
    <annotation encoding="StarMath 5.0">{A} rsub {0 i}</annotation>
  </semantics>
</math>
</file>

<file path=Object 14/content.xml><?xml version="1.0" encoding="utf-8"?>
<math xmlns="http://www.w3.org/1998/Math/MathML">
  <semantics>
    <mrow>
      <msub>
        <mrow>
          <mi>A</mi>
        </mrow>
        <mrow>
          <mi>i</mi>
        </mrow>
      </msub>
    </mrow>
    <annotation encoding="StarMath 5.0">{A} rsub {i}</annotation>
  </semantics>
</math>
</file>

<file path=Object 15/content.xml><?xml version="1.0" encoding="utf-8"?>
<math xmlns="http://www.w3.org/1998/Math/MathML">
  <semantics>
    <mrow>
      <mover accent="true">
        <msub>
          <mrow>
            <mi>A</mi>
          </mrow>
          <mrow>
            <mi>i</mi>
          </mrow>
        </msub>
        <mo stretchy="false">̄</mo>
      </mover>
    </mrow>
    <annotation encoding="StarMath 5.0">bar {A} rsub {i} </annotation>
  </semantics>
</math>
</file>

<file path=Object 16/content.xml><?xml version="1.0" encoding="utf-8"?>
<math xmlns="http://www.w3.org/1998/Math/MathML">
  <semantics>
    <mrow>
      <mrow>
        <mover accent="true">
          <msub>
            <mrow>
              <mi>A</mi>
            </mrow>
            <mrow>
              <mi>i</mi>
            </mrow>
          </msub>
          <mo stretchy="false">̄</mo>
        </mover>
        <mo stretchy="false">⋅</mo>
        <mi>k</mi>
      </mrow>
    </mrow>
    <annotation encoding="StarMath 5.0">bar {A} rsub {i} cdot k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4/content.xml><?xml version="1.0" encoding="utf-8"?>
<math xmlns="http://www.w3.org/1998/Math/MathML" display="block">
  <semantics>
    <msub>
      <mi>δ</mi>
      <mi>i</mi>
    </msub>
    <annotation encoding="StarMath 5.0">δ_{i}</annotation>
  </semantics>
</math>
</file>

<file path=Object 25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i}</annotation>
  </semantics>
</math>
</file>

<file path=Object 2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7/content.xml><?xml version="1.0" encoding="utf-8"?>
<math xmlns="http://www.w3.org/1998/Math/MathML" display="block">
  <semantics>
    <mrow>
      <mrow>
        <msub>
          <mi>δ</mi>
          <mi>i</mi>
        </msub>
        <mo stretchy="false">=</mo>
        <mfrac>
          <mrow>
            <mrow>
              <msub>
                <mi>A</mi>
                <mi>i</mi>
              </msub>
              <mo stretchy="false">⋅</mo>
              <msub>
                <mi>k</mi>
                <mi>n</mi>
              </msub>
            </mrow>
            <mo stretchy="false">−</mo>
            <msub>
              <mi>A</mi>
              <mrow>
                <mn>0</mn>
                <mi>i</mi>
              </mrow>
            </msub>
          </mrow>
          <msub>
            <mi>A</mi>
            <mrow>
              <mn>0</mn>
              <mi>i</mi>
            </mrow>
          </msub>
        </mfrac>
      </mrow>
      <mi>⋅</mi>
      <mn>100</mn>
      <mtext>%</mtext>
    </mrow>
    <annotation encoding="StarMath 5.0">δ_i = {A_i cdot k_n - A_0i} over {A_0i} ⋅ 100"%"</annotation>
  </semantics>
</math>
</file>

<file path=Object 28/content.xml><?xml version="1.0" encoding="utf-8"?>
<math xmlns="http://www.w3.org/1998/Math/MathML" display="block">
  <semantics>
    <mrow>
      <mrow>
        <msub>
          <mi>δ</mi>
          <mi>i</mi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i} ={{bar{φ}}  " - " φ_{0 i}} over φ_{0 i}  ⋅ 100"%"</annotation>
  </semantics>
</math>
</file>

<file path=Object 3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39/content.xml><?xml version="1.0" encoding="utf-8"?>
<math xmlns="http://www.w3.org/1998/Math/MathML">
  <semantics>
    <mrow>
      <msub>
        <mrow>
          <mi>A</mi>
        </mrow>
        <mrow>
          <mn>0</mn>
          <mi>i</mi>
        </mrow>
      </msub>
    </mrow>
    <annotation encoding="StarMath 5.0">{A} rsub {0 i}</annotation>
  </semantics>
</math>
</file>

<file path=Object 4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0/content.xml><?xml version="1.0" encoding="utf-8"?>
<math xmlns="http://www.w3.org/1998/Math/MathML">
  <semantics>
    <mrow>
      <msub>
        <mrow>
          <mi>A</mi>
        </mrow>
        <mrow>
          <mi>i</mi>
        </mrow>
      </msub>
    </mrow>
    <annotation encoding="StarMath 5.0">{A} rsub {i}</annotation>
  </semantics>
</math>
</file>

<file path=Object 41/content.xml><?xml version="1.0" encoding="utf-8"?>
<math xmlns="http://www.w3.org/1998/Math/MathML">
  <semantics>
    <mrow>
      <mover accent="true">
        <msub>
          <mrow>
            <mi>A</mi>
          </mrow>
          <mrow>
            <mi>i</mi>
          </mrow>
        </msub>
        <mo stretchy="false">̄</mo>
      </mover>
    </mrow>
    <annotation encoding="StarMath 5.0">bar {A} rsub {i} </annotation>
  </semantics>
</math>
</file>

<file path=Object 42/content.xml><?xml version="1.0" encoding="utf-8"?>
<math xmlns="http://www.w3.org/1998/Math/MathML">
  <semantics>
    <mrow>
      <mrow>
        <mover accent="true">
          <msub>
            <mrow>
              <mi>A</mi>
            </mrow>
            <mrow>
              <mi>i</mi>
            </mrow>
          </msub>
          <mo stretchy="false">̄</mo>
        </mover>
        <mo stretchy="false">⋅</mo>
        <mi>k</mi>
      </mrow>
    </mrow>
    <annotation encoding="StarMath 5.0">bar {A} rsub {i} cdot k</annotation>
  </semantics>
</math>
</file>

<file path=Object 43/content.xml><?xml version="1.0" encoding="utf-8"?>
<math xmlns="http://www.w3.org/1998/Math/MathML" display="block">
  <semantics>
    <msub>
      <mi>δ</mi>
      <mi>i</mi>
    </msub>
    <annotation encoding="StarMath 5.0">δ_{i}</annotation>
  </semantics>
</math>
</file>

<file path=Object 4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i}</annotation>
  </semantics>
</math>
</file>

<file path=Object 4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